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ce style:name="Arial1" svg:font-family="Arial" style:font-family-generic="system" style:font-pitch="variable"/>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Roboto Mono" svg:font-family="'Roboto Mono'"/>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5.875cm" fo:margin-left="0cm" table:align="left" style:may-break-between-rows="true" style:writing-mode="lr-tb"/>
    </style:style>
    <style:style style:name="Tabla1.A" style:family="table-column">
      <style:table-column-properties style:column-width="4.496cm"/>
    </style:style>
    <style:style style:name="Tabla1.B" style:family="table-column">
      <style:table-column-properties style:column-width="11.379cm"/>
    </style:style>
    <style:style style:name="Tabla1.A1" style:family="table-cell">
      <style:table-cell-properties fo:background-color="#ffffff" fo:padding-left="0.176cm" fo:padding-right="0.176cm" fo:padding-top="0cm" fo:padding-bottom="0cm" fo:border="1pt solid #000000" fo:vertical-align="top">
        <style:background-image/>
      </style:table-cell-properties>
    </style:style>
    <style:style style:name="Tabla2" style:family="table">
      <style:table-properties style:width="15.921cm" fo:margin-left="0cm" table:align="left" style:may-break-between-rows="true" style:writing-mode="lr-tb"/>
    </style:style>
    <style:style style:name="Tabla2.A" style:family="table-column">
      <style:table-column-properties style:column-width="15.921cm"/>
    </style:style>
    <style:style style:name="Tabla2.A1" style:family="table-cell">
      <style:table-cell-properties fo:background-color="#ffffff" fo:padding-left="0.176cm" fo:padding-right="0.176cm" fo:padding-top="0cm" fo:padding-bottom="0cm" fo:border="1pt solid #000000" fo:vertical-align="top">
        <style:background-image/>
      </style:table-cell-properties>
    </style:style>
    <style:style style:name="Tabla3" style:family="table">
      <style:table-properties style:width="17.166cm" fo:margin-left="-0.328cm" table:align="left" style:may-break-between-rows="true" style:writing-mode="lr-tb"/>
    </style:style>
    <style:style style:name="Tabla3.A" style:family="table-column">
      <style:table-column-properties style:column-width="17.166cm"/>
    </style:style>
    <style:style style:name="Tabla3.1" style:family="table-row">
      <style:table-row-properties style:min-row-height="13.503cm"/>
    </style:style>
    <style:style style:name="Tabla3.A1" style:family="table-cell">
      <style:table-cell-properties fo:background-color="#ffffff" fo:padding-left="0.176cm" fo:padding-right="0.176cm" fo:padding-top="0cm" fo:padding-bottom="0cm" fo:border="1pt solid #000000" fo:vertical-align="top">
        <style:background-image/>
      </style:table-cell-properties>
    </style:style>
    <style:style style:name="Tabla4" style:family="table">
      <style:table-properties style:width="15.926cm" fo:margin-left="0cm" table:align="left" style:may-break-between-rows="true" style:writing-mode="lr-tb"/>
    </style:style>
    <style:style style:name="Tabla4.A" style:family="table-column">
      <style:table-column-properties style:column-width="15.926cm"/>
    </style:style>
    <style:style style:name="Tabla4.A1" style:family="table-cell">
      <style:table-cell-properties fo:background-color="#434343" fo:padding-left="0.176cm" fo:padding-right="0.176cm" fo:padding-top="0cm" fo:padding-bottom="0cm" fo:border="1pt solid #000000" fo:vertical-align="top">
        <style:background-image/>
      </style:table-cell-properties>
    </style:style>
    <style:style style:name="Tabla5" style:family="table">
      <style:table-properties style:width="15.926cm" fo:margin-left="0cm" table:align="left" style:may-break-between-rows="true" style:writing-mode="lr-tb"/>
    </style:style>
    <style:style style:name="Tabla5.A" style:family="table-column">
      <style:table-column-properties style:column-width="15.926cm"/>
    </style:style>
    <style:style style:name="Tabla5.A1" style:family="table-cell">
      <style:table-cell-properties fo:background-color="#434343" fo:padding-left="0.176cm" fo:padding-right="0.176cm" fo:padding-top="0cm" fo:padding-bottom="0cm" fo:border="1pt solid #000000" fo:vertical-align="top">
        <style:background-image/>
      </style:table-cell-properties>
    </style:style>
    <style:style style:name="Tabla6" style:family="table">
      <style:table-properties style:width="15.926cm" fo:margin-left="0cm" table:align="left" style:may-break-between-rows="true" style:writing-mode="lr-tb"/>
    </style:style>
    <style:style style:name="Tabla6.A" style:family="table-column">
      <style:table-column-properties style:column-width="15.926cm"/>
    </style:style>
    <style:style style:name="Tabla6.A1" style:family="table-cell">
      <style:table-cell-properties fo:background-color="#ffffff" fo:padding-left="0.176cm" fo:padding-right="0.176cm" fo:padding-top="0cm" fo:padding-bottom="0cm" fo:border="1pt solid #000000" fo:vertical-align="top">
        <style:background-image/>
      </style:table-cell-properties>
    </style:style>
    <style:style style:name="P1" style:family="paragraph" style:parent-style-name="Standard">
      <style:paragraph-properties fo:line-height="115%" fo:text-align="start" style:justify-single-word="false"/>
      <style:text-properties fo:language="ca" fo:country="ES" officeooo:rsid="003bd903" officeooo:paragraph-rsid="003bd903"/>
    </style:style>
    <style:style style:name="P2" style:family="paragraph" style:parent-style-name="Standard">
      <style:paragraph-properties fo:line-height="115%" fo:text-align="start" style:justify-single-word="false"/>
      <style:text-properties fo:language="ca" fo:country="ES"/>
    </style:style>
    <style:style style:name="P3" style:family="paragraph" style:parent-style-name="Standard">
      <style:paragraph-properties fo:line-height="100%" fo:text-align="start" style:justify-single-word="false"/>
      <style:text-properties fo:language="ca" fo:country="ES"/>
    </style:style>
    <style:style style:name="P4" style:family="paragraph" style:parent-style-name="Standard">
      <style:paragraph-properties fo:line-height="100%" fo:text-align="start" style:justify-single-word="false"/>
    </style:style>
    <style:style style:name="P5" style:family="paragraph" style:parent-style-name="Standard">
      <style:paragraph-properties fo:line-height="115%" fo:text-align="start" style:justify-single-word="false"/>
      <style:text-properties style:use-window-font-color="true" loext:opacity="0%" style:font-name="Calibri" fo:font-size="11pt" fo:language="ca" fo:country="ES" fo:font-weight="normal" officeooo:rsid="003dbfa2" officeooo:paragraph-rsid="003dbfa2" fo:background-color="transparent" style:font-name-asian="Calibri" style:font-name-complex="Calibri"/>
    </style:style>
    <style:style style:name="P6" style:family="paragraph" style:parent-style-name="Standard">
      <style:paragraph-properties fo:line-height="100%" fo:text-align="start" style:justify-single-word="false"/>
      <style:text-properties style:use-window-font-color="true" loext:opacity="0%" style:font-name="Arial" fo:font-size="11pt" fo:language="ca" fo:country="ES" fo:font-weight="bold" fo:background-color="transparent" style:font-name-asian="Arial" style:font-name-complex="Arial"/>
    </style:style>
    <style:style style:name="P7" style:family="paragraph" style:parent-style-name="Standard" style:list-style-name="L1">
      <style:paragraph-properties fo:line-height="100%" fo:text-align="start" style:justify-single-word="false"/>
      <style:text-properties style:use-window-font-color="true" loext:opacity="0%" style:font-name="Arial" fo:font-size="11pt" fo:language="ca" fo:country="ES" fo:font-weight="normal" fo:background-color="transparent" style:font-name-asian="Arial" style:font-name-complex="Arial"/>
    </style:style>
    <style:style style:name="P8" style:family="paragraph" style:parent-style-name="Standard" style:list-style-name="L1">
      <style:paragraph-properties fo:line-height="100%" fo:text-align="start" style:justify-single-word="false"/>
      <style:text-properties fo:language="ca" fo:country="ES"/>
    </style:style>
    <style:style style:name="P9" style:family="paragraph" style:parent-style-name="Standard">
      <style:paragraph-properties fo:line-height="115%" fo:text-align="start" style:justify-single-word="false"/>
      <style:text-properties style:use-window-font-color="true" loext:opacity="0%" style:font-name="Arial" fo:font-size="11pt" fo:language="ca" fo:country="ES" fo:font-weight="bold" fo:background-color="transparent" style:font-name-asian="Arial" style:font-name-complex="Arial"/>
    </style:style>
    <style:style style:name="P10" style:family="paragraph" style:parent-style-name="Standard" style:list-style-name="L2">
      <style:paragraph-properties fo:line-height="115%" fo:text-align="start" style:justify-single-word="false"/>
      <style:text-properties fo:language="ca" fo:country="ES"/>
    </style:style>
    <style:style style:name="P11" style:family="paragraph" style:parent-style-name="Standard" style:list-style-name="L3">
      <style:paragraph-properties fo:line-height="115%" fo:text-align="start" style:justify-single-word="false"/>
      <style:text-properties fo:language="ca" fo:country="ES"/>
    </style:style>
    <style:style style:name="P12" style:family="paragraph" style:parent-style-name="Standard">
      <style:paragraph-properties fo:line-height="115%" fo:text-align="start" style:justify-single-word="false"/>
    </style:style>
    <style:style style:name="P13" style:family="paragraph" style:parent-style-name="Standard">
      <style:paragraph-properties fo:margin-top="0.706cm" fo:margin-bottom="0.212cm" style:contextual-spacing="false" fo:line-height="115%" fo:text-align="start" style:justify-single-word="false"/>
      <style:text-properties style:use-window-font-color="true" loext:opacity="0%" style:font-name="Arial" fo:font-size="20pt" fo:language="ca" fo:country="ES" fo:font-weight="normal" fo:background-color="transparent" style:font-name-asian="Arial" style:font-name-complex="Arial"/>
    </style:style>
    <style:style style:name="P14" style:family="paragraph" style:parent-style-name="Standard" style:list-style-name="L4">
      <style:paragraph-properties fo:line-height="115%" fo:text-align="start" style:justify-single-word="false"/>
      <style:text-properties style:use-window-font-color="true" loext:opacity="0%" style:font-name="Arial" fo:font-size="11pt" fo:language="ca" fo:country="ES" fo:font-weight="normal" fo:background-color="transparent" style:font-name-asian="Arial" style:font-name-complex="Arial"/>
    </style:style>
    <style:style style:name="P15" style:family="paragraph" style:parent-style-name="Standard">
      <style:paragraph-properties fo:margin-top="0.706cm" fo:margin-bottom="0.212cm" style:contextual-spacing="false" fo:line-height="115%" fo:text-align="start" style:justify-single-word="false"/>
      <style:text-properties fo:language="ca" fo:country="ES"/>
    </style:style>
    <style:style style:name="P16" style:family="paragraph" style:parent-style-name="Standard">
      <style:paragraph-properties fo:margin-top="0.635cm" fo:margin-bottom="0.212cm" style:contextual-spacing="false" fo:line-height="100%" fo:text-align="start" style:justify-single-word="false"/>
      <style:text-properties fo:color="#1155cc" loext:opacity="100%" style:font-name="Arial" fo:font-size="16pt" fo:language="ca" fo:country="ES" fo:font-weight="bold" fo:background-color="transparent" style:font-name-asian="Arial" style:font-name-complex="Arial"/>
    </style:style>
    <style:style style:name="P17" style:family="paragraph" style:parent-style-name="Standard">
      <style:paragraph-properties fo:margin-top="0.423cm" fo:margin-bottom="0.423cm" style:contextual-spacing="false" fo:line-height="100%" fo:text-align="start" style:justify-single-word="false"/>
      <style:text-properties style:use-window-font-color="true" loext:opacity="0%" style:font-name="Arial" fo:font-size="11pt" fo:language="ca" fo:country="ES" fo:font-weight="normal" fo:background-color="transparent" style:font-name-asian="Arial" style:font-name-complex="Arial"/>
    </style:style>
    <style:style style:name="P18" style:family="paragraph" style:parent-style-name="Standard" style:list-style-name="L5">
      <style:paragraph-properties fo:margin-top="0.423cm" fo:margin-bottom="0cm" style:contextual-spacing="false" fo:line-height="100%" fo:text-align="start" style:justify-single-word="false"/>
      <style:text-properties style:use-window-font-color="true" loext:opacity="0%" style:font-name="Arial" fo:font-size="11pt" fo:language="ca" fo:country="ES" fo:font-weight="normal" fo:background-color="transparent" style:font-name-asian="Arial" style:font-name-complex="Arial"/>
    </style:style>
    <style:style style:name="P19" style:family="paragraph" style:parent-style-name="Standard" style:list-style-name="L5">
      <style:paragraph-properties fo:line-height="100%" fo:text-align="start" style:justify-single-word="false"/>
      <style:text-properties style:use-window-font-color="true" loext:opacity="0%" style:font-name="Arial" fo:font-size="11pt" fo:language="ca" fo:country="ES" fo:font-weight="normal" fo:background-color="transparent" style:font-name-asian="Arial" style:font-name-complex="Arial"/>
    </style:style>
    <style:style style:name="P20" style:family="paragraph" style:parent-style-name="Standard" style:list-style-name="L5">
      <style:paragraph-properties fo:margin-top="0cm" fo:margin-bottom="0.423cm" style:contextual-spacing="false" fo:line-height="100%" fo:text-align="start" style:justify-single-word="false"/>
      <style:text-properties style:use-window-font-color="true" loext:opacity="0%" style:font-name="Arial" fo:font-size="11pt" fo:language="ca" fo:country="ES" fo:font-weight="normal" fo:background-color="transparent" style:font-name-asian="Arial" style:font-name-complex="Arial"/>
    </style:style>
    <style:style style:name="P21" style:family="paragraph" style:parent-style-name="Standard" style:list-style-name="L6">
      <style:paragraph-properties fo:margin-top="0.423cm" fo:margin-bottom="0cm" style:contextual-spacing="false" fo:line-height="100%" fo:text-align="start" style:justify-single-word="false"/>
      <style:text-properties style:use-window-font-color="true" loext:opacity="0%" style:font-name="Arial" fo:font-size="11pt" fo:language="ca" fo:country="ES" fo:font-weight="normal" fo:background-color="transparent" style:font-name-asian="Arial" style:font-name-complex="Arial"/>
    </style:style>
    <style:style style:name="P22" style:family="paragraph" style:parent-style-name="Standard" style:list-style-name="L6">
      <style:paragraph-properties fo:line-height="100%" fo:text-align="start" style:justify-single-word="false"/>
      <style:text-properties style:use-window-font-color="true" loext:opacity="0%" style:font-name="Arial" fo:font-size="11pt" fo:language="ca" fo:country="ES" fo:font-weight="normal" fo:background-color="transparent" style:font-name-asian="Arial" style:font-name-complex="Arial"/>
    </style:style>
    <style:style style:name="P23" style:family="paragraph" style:parent-style-name="Standard" style:list-style-name="L6">
      <style:paragraph-properties fo:margin-top="0cm" fo:margin-bottom="0.423cm" style:contextual-spacing="false" fo:line-height="100%" fo:text-align="start" style:justify-single-word="false"/>
      <style:text-properties style:use-window-font-color="true" loext:opacity="0%" style:font-name="Arial" fo:font-size="11pt" fo:language="ca" fo:country="ES" fo:font-weight="normal" fo:background-color="transparent" style:font-name-asian="Arial" style:font-name-complex="Arial"/>
    </style:style>
    <style:style style:name="P24" style:family="paragraph" style:parent-style-name="Standard" style:list-style-name="L7">
      <style:paragraph-properties fo:margin-top="0.423cm" fo:margin-bottom="0cm" style:contextual-spacing="false" fo:line-height="100%" fo:text-align="start" style:justify-single-word="false"/>
      <style:text-properties style:use-window-font-color="true" loext:opacity="0%" style:font-name="Arial" fo:font-size="11pt" fo:language="ca" fo:country="ES" fo:font-weight="normal" fo:background-color="transparent" style:font-name-asian="Arial" style:font-name-complex="Arial"/>
    </style:style>
    <style:style style:name="P25" style:family="paragraph" style:parent-style-name="Standard" style:list-style-name="L7">
      <style:paragraph-properties fo:line-height="100%" fo:text-align="start" style:justify-single-word="false"/>
      <style:text-properties style:use-window-font-color="true" loext:opacity="0%" style:font-name="Arial" fo:font-size="11pt" fo:language="ca" fo:country="ES" fo:font-weight="normal" fo:background-color="transparent" style:font-name-asian="Arial" style:font-name-complex="Arial"/>
    </style:style>
    <style:style style:name="P26" style:family="paragraph" style:parent-style-name="Standard" style:list-style-name="L7">
      <style:paragraph-properties fo:margin-top="0cm" fo:margin-bottom="0.423cm" style:contextual-spacing="false" fo:line-height="100%" fo:text-align="start" style:justify-single-word="false"/>
      <style:text-properties style:use-window-font-color="true" loext:opacity="0%" style:font-name="Arial" fo:font-size="11pt" fo:language="ca" fo:country="ES" fo:font-weight="normal" fo:background-color="transparent" style:font-name-asian="Arial" style:font-name-complex="Arial"/>
    </style:style>
    <style:style style:name="P27" style:family="paragraph" style:parent-style-name="Standard" style:list-style-name="L8">
      <style:paragraph-properties fo:margin-top="0.423cm" fo:margin-bottom="0cm" style:contextual-spacing="false" fo:line-height="100%" fo:text-align="start" style:justify-single-word="false"/>
      <style:text-properties style:use-window-font-color="true" loext:opacity="0%" style:font-name="Arial" fo:font-size="11pt" fo:language="ca" fo:country="ES" fo:font-weight="normal" fo:background-color="transparent" style:font-name-asian="Arial" style:font-name-complex="Arial"/>
    </style:style>
    <style:style style:name="P28" style:family="paragraph" style:parent-style-name="Standard" style:list-style-name="L8">
      <style:paragraph-properties fo:line-height="100%" fo:text-align="start" style:justify-single-word="false"/>
      <style:text-properties fo:language="ca" fo:country="ES"/>
    </style:style>
    <style:style style:name="P29" style:family="paragraph" style:parent-style-name="Standard" style:list-style-name="L8">
      <style:paragraph-properties fo:margin-top="0cm" fo:margin-bottom="0.423cm" style:contextual-spacing="false" fo:line-height="100%" fo:text-align="start" style:justify-single-word="false"/>
      <style:text-properties style:use-window-font-color="true" loext:opacity="0%" style:font-name="Arial" fo:font-size="11pt" fo:language="ca" fo:country="ES" fo:font-weight="normal" fo:background-color="transparent" style:font-name-asian="Arial" style:font-name-complex="Arial"/>
    </style:style>
    <style:style style:name="P30" style:family="paragraph" style:parent-style-name="Standard" style:list-style-name="L9">
      <style:paragraph-properties fo:margin-top="0.423cm" fo:margin-bottom="0cm" style:contextual-spacing="false" fo:line-height="100%" fo:text-align="start" style:justify-single-word="false"/>
      <style:text-properties style:use-window-font-color="true" loext:opacity="0%" style:font-name="Arial" fo:font-size="11pt" fo:language="ca" fo:country="ES" fo:font-weight="normal" fo:background-color="transparent" style:font-name-asian="Arial" style:font-name-complex="Arial"/>
    </style:style>
    <style:style style:name="P31" style:family="paragraph" style:parent-style-name="Standard" style:list-style-name="L9">
      <style:paragraph-properties fo:line-height="100%" fo:text-align="start" style:justify-single-word="false"/>
      <style:text-properties style:use-window-font-color="true" loext:opacity="0%" style:font-name="Arial" fo:font-size="11pt" fo:language="ca" fo:country="ES" fo:font-weight="normal" fo:background-color="transparent" style:font-name-asian="Arial" style:font-name-complex="Arial"/>
    </style:style>
    <style:style style:name="P32" style:family="paragraph" style:parent-style-name="Standard" style:list-style-name="L9">
      <style:paragraph-properties fo:margin-top="0cm" fo:margin-bottom="0.423cm" style:contextual-spacing="false" fo:line-height="100%" fo:text-align="start" style:justify-single-word="false"/>
      <style:text-properties style:use-window-font-color="true" loext:opacity="0%" style:font-name="Arial" fo:font-size="11pt" fo:language="ca" fo:country="ES" fo:font-weight="normal" fo:background-color="transparent" style:font-name-asian="Arial" style:font-name-complex="Arial"/>
    </style:style>
    <style:style style:name="P33" style:family="paragraph" style:parent-style-name="Standard">
      <style:paragraph-properties fo:line-height="115%" fo:text-align="start" style:justify-single-word="false"/>
      <style:text-properties style:use-window-font-color="true" loext:opacity="0%" style:font-name="Calibri" fo:font-size="11pt" fo:language="ca" fo:country="ES" fo:font-weight="normal" fo:background-color="transparent" style:font-name-asian="Calibri" style:font-name-complex="Calibri"/>
    </style:style>
    <style:style style:name="P34" style:family="paragraph" style:parent-style-name="Heading_20_5">
      <style:paragraph-properties fo:margin-left="-0.635cm" fo:line-height="100%" fo:text-align="start" style:justify-single-word="false" fo:text-indent="0.635cm" style:auto-text-indent="false" fo:keep-with-next="always"/>
      <style:text-properties fo:color="#004dbb" loext:opacity="100%" style:font-name="Liberation Sans" fo:language="ca" fo:country="ES" fo:background-color="transparent" style:font-name-asian="Microsoft YaHei" style:font-name-complex="Arial1"/>
    </style:style>
    <style:style style:name="P35" style:family="paragraph" style:parent-style-name="Standard">
      <loext:graphic-properties draw:fill="none"/>
      <style:paragraph-properties fo:margin-left="-0.101cm" fo:margin-right="0.199cm" fo:line-height="100%" fo:text-align="start" style:justify-single-word="false" fo:text-indent="0.6cm" style:auto-text-indent="false" fo:background-color="transparent"/>
      <style:text-properties style:use-window-font-color="true" loext:opacity="0%" style:font-name="Arial" fo:font-size="11pt" fo:language="ca" fo:country="ES" fo:font-weight="normal" officeooo:paragraph-rsid="0019cff3" fo:background-color="transparent" style:font-name-asian="Arial" style:font-name-complex="Arial"/>
    </style:style>
    <style:style style:name="P36" style:family="paragraph" style:parent-style-name="Standard">
      <loext:graphic-properties draw:fill="none"/>
      <style:paragraph-properties fo:margin-left="0cm" fo:margin-right="0.4cm" fo:line-height="100%" fo:text-align="start" style:justify-single-word="false" fo:text-indent="0.6cm" style:auto-text-indent="false" fo:background-color="transparent"/>
      <style:text-properties style:use-window-font-color="true" loext:opacity="0%" style:font-name="Arial" fo:font-size="11pt" fo:language="ca" fo:country="ES" fo:font-weight="normal" officeooo:paragraph-rsid="0019cff3" fo:background-color="transparent" style:font-name-asian="Arial" style:font-name-complex="Arial"/>
    </style:style>
    <style:style style:name="P37" style:family="paragraph" style:parent-style-name="Standard">
      <style:paragraph-properties fo:margin-left="1.27cm" fo:line-height="100%" fo:text-align="start" style:justify-single-word="false" fo:text-indent="0cm" style:auto-text-indent="false"/>
      <style:text-properties fo:language="ca" fo:country="ES"/>
    </style:style>
    <style:style style:name="P38" style:family="paragraph" style:parent-style-name="Standard" style:list-style-name="L10">
      <loext:graphic-properties draw:fill="none"/>
      <style:paragraph-properties fo:margin-left="-0.101cm" fo:margin-right="0.6cm" fo:line-height="100%" fo:text-align="start" style:justify-single-word="false" fo:text-indent="0.3cm" style:auto-text-indent="false" fo:background-color="transparent"/>
      <style:text-properties fo:language="ca" fo:country="ES"/>
    </style:style>
    <style:style style:name="P39" style:family="paragraph" style:parent-style-name="Standard" style:list-style-name="L10">
      <loext:graphic-properties draw:fill="none"/>
      <style:paragraph-properties fo:margin-left="-0.101cm" fo:margin-right="1cm" fo:line-height="100%" fo:text-align="start" style:justify-single-word="false" fo:text-indent="0.3cm" style:auto-text-indent="false" fo:background-color="transparent"/>
      <style:text-properties fo:language="ca" fo:country="ES"/>
    </style:style>
    <style:style style:name="P40" style:family="paragraph" style:parent-style-name="Standard" style:list-style-name="L10">
      <loext:graphic-properties draw:fill="none"/>
      <style:paragraph-properties fo:margin-left="-0.101cm" fo:margin-right="1cm" fo:line-height="100%" fo:text-align="start" style:justify-single-word="false" fo:text-indent="0.3cm" style:auto-text-indent="false" fo:background-color="transparent"/>
      <style:text-properties style:font-name="Arial" fo:language="ca" fo:country="ES" style:font-name-asian="Arial" style:font-name-complex="Arial"/>
    </style:style>
    <style:style style:name="P41" style:family="paragraph" style:parent-style-name="Standard">
      <loext:graphic-properties draw:fill="none"/>
      <style:paragraph-properties fo:margin-left="-0.101cm" fo:margin-right="0.4cm" fo:line-height="100%" fo:text-align="start" style:justify-single-word="false" fo:text-indent="0cm" style:auto-text-indent="false" fo:background-color="transparent"/>
      <style:text-properties style:use-window-font-color="true" loext:opacity="0%" style:font-name="Calibri" fo:font-size="11pt" fo:language="ca" fo:country="ES" fo:font-weight="normal" fo:background-color="transparent" style:font-name-asian="Calibri" style:font-name-complex="Calibri"/>
    </style:style>
    <style:style style:name="P42" style:family="paragraph" style:parent-style-name="Standard">
      <style:paragraph-properties fo:margin-left="-0.101cm" fo:margin-right="1cm" fo:text-indent="0.3cm" style:auto-text-indent="false"/>
      <style:text-properties style:font-name="Arial" fo:language="ca" fo:country="ES" fo:font-style="normal" officeooo:rsid="0019cff3" style:font-name-asian="Arial" style:font-style-asian="normal" style:font-name-complex="Arial" style:font-style-complex="normal"/>
    </style:style>
    <style:style style:name="P43" style:family="paragraph" style:parent-style-name="Standard">
      <style:paragraph-properties fo:margin-left="-0.101cm" fo:margin-right="1cm" fo:text-indent="0.3cm" style:auto-text-indent="false"/>
      <style:text-properties style:font-name="Arial" fo:language="ca" fo:country="ES" fo:font-style="normal" officeooo:rsid="0019cff3" officeooo:paragraph-rsid="001ed9ff" style:font-name-asian="Arial" style:font-style-asian="normal" style:font-name-complex="Arial" style:font-style-complex="normal"/>
    </style:style>
    <style:style style:name="P44" style:family="paragraph" style:parent-style-name="Standard">
      <style:paragraph-properties fo:margin-left="-0.101cm" fo:margin-right="1cm" fo:text-indent="0.3cm" style:auto-text-indent="false"/>
      <style:text-properties style:font-name="Arial" fo:language="ca" fo:country="ES" fo:font-style="normal" officeooo:rsid="001ed9ff" officeooo:paragraph-rsid="001ed9ff" style:font-name-asian="Arial" style:font-style-asian="normal" style:font-name-complex="Arial" style:font-style-complex="normal"/>
    </style:style>
    <style:style style:name="P45" style:family="paragraph" style:parent-style-name="Standard">
      <style:paragraph-properties fo:margin-left="-0.101cm" fo:margin-right="1cm" fo:text-indent="0.3cm" style:auto-text-indent="false"/>
      <style:text-properties style:font-name="Arial" fo:language="ca" fo:country="ES" fo:font-style="normal" officeooo:rsid="001f5eb7" officeooo:paragraph-rsid="001f5eb7" style:font-name-asian="Arial" style:font-style-asian="normal" style:font-name-complex="Arial" style:font-style-complex="normal"/>
    </style:style>
    <style:style style:name="P46" style:family="paragraph" style:parent-style-name="Standard">
      <style:paragraph-properties fo:margin-left="-0.101cm" fo:margin-right="1cm" fo:text-indent="0.3cm" style:auto-text-indent="false"/>
      <style:text-properties style:font-name="Arial" fo:language="ca" fo:country="ES" fo:font-style="normal" officeooo:rsid="0020559e" officeooo:paragraph-rsid="0020559e" style:font-name-asian="Arial" style:font-style-asian="normal" style:font-name-complex="Arial" style:font-style-complex="normal"/>
    </style:style>
    <style:style style:name="P47" style:family="paragraph" style:parent-style-name="Heading_20_5">
      <style:text-properties fo:color="#004dbb" loext:opacity="100%" fo:language="ca" fo:country="ES"/>
    </style:style>
    <style:style style:name="P48" style:family="paragraph" style:parent-style-name="Standard">
      <style:paragraph-properties fo:margin-left="-0.101cm" fo:margin-right="1cm" fo:text-indent="0.3cm" style:auto-text-indent="false"/>
      <style:text-properties style:font-name="Arial" fo:language="ca" fo:country="ES" fo:font-style="normal" officeooo:rsid="00242e79" officeooo:paragraph-rsid="00242e79" style:font-name-asian="Arial" style:font-style-asian="normal" style:font-name-complex="Arial" style:font-style-complex="normal"/>
    </style:style>
    <style:style style:name="P49" style:family="paragraph" style:parent-style-name="Standard">
      <style:paragraph-properties fo:margin-left="-0.101cm" fo:margin-right="1cm" fo:text-indent="0.3cm" style:auto-text-indent="false"/>
      <style:text-properties style:font-name="Arial" fo:language="ca" fo:country="ES" fo:font-style="normal" officeooo:rsid="0024fdeb" officeooo:paragraph-rsid="0024fdeb" style:font-name-asian="Arial" style:font-style-asian="normal" style:font-name-complex="Arial" style:font-style-complex="normal"/>
    </style:style>
    <style:style style:name="P50" style:family="paragraph" style:parent-style-name="Standard">
      <style:paragraph-properties fo:margin-left="-0.101cm" fo:margin-right="1cm" fo:text-indent="0.3cm" style:auto-text-indent="false"/>
      <style:text-properties style:font-name="Arial" fo:language="ca" fo:country="ES" fo:font-style="normal" officeooo:rsid="002cf35d" officeooo:paragraph-rsid="002cf35d" style:font-name-asian="Arial" style:font-style-asian="normal" style:font-name-complex="Arial" style:font-style-complex="normal"/>
    </style:style>
    <style:style style:name="P51" style:family="paragraph" style:parent-style-name="Standard">
      <style:paragraph-properties fo:margin-left="-0.101cm" fo:margin-right="1cm" fo:text-indent="0.3cm" style:auto-text-indent="false"/>
      <style:text-properties style:font-name="Arial" fo:language="ca" fo:country="ES" fo:font-style="normal" officeooo:rsid="002e24fe" officeooo:paragraph-rsid="002e24fe" style:font-name-asian="Arial" style:font-style-asian="normal" style:font-name-complex="Arial" style:font-style-complex="normal"/>
    </style:style>
    <style:style style:name="P52" style:family="paragraph" style:parent-style-name="Standard">
      <style:paragraph-properties fo:margin-left="-0.101cm" fo:margin-right="1cm" fo:text-indent="0.3cm" style:auto-text-indent="false"/>
      <style:text-properties style:font-name="Arial" fo:language="ca" fo:country="ES" fo:font-style="normal" officeooo:rsid="002e73eb" officeooo:paragraph-rsid="002e73eb" style:font-name-asian="Arial" style:font-style-asian="normal" style:font-name-complex="Arial" style:font-style-complex="normal"/>
    </style:style>
    <style:style style:name="P53" style:family="paragraph" style:parent-style-name="Standard" style:list-style-name="L6">
      <style:paragraph-properties fo:margin-top="0cm" fo:margin-bottom="0.423cm" style:contextual-spacing="false" fo:line-height="100%" fo:text-align="start" style:justify-single-word="false"/>
      <style:text-properties style:use-window-font-color="true" loext:opacity="0%" style:font-name="Arial" fo:font-size="11pt" fo:language="ca" fo:country="ES" fo:font-weight="normal" officeooo:rsid="00157535" officeooo:paragraph-rsid="00312b3a" fo:background-color="transparent" style:font-name-asian="Arial" style:font-name-complex="Arial"/>
    </style:style>
    <style:style style:name="P54" style:family="paragraph" style:parent-style-name="Standard">
      <style:text-properties fo:color="#004dbb" loext:opacity="100%" style:font-name="Arial" fo:language="ca" fo:country="ES" fo:font-weight="bold" style:font-name-asian="Arial" style:font-name-complex="Arial"/>
    </style:style>
    <style:style style:name="P55" style:family="paragraph" style:parent-style-name="Heading_20_5">
      <style:paragraph-properties fo:margin-left="-0.635cm" fo:line-height="100%" fo:text-align="start" style:justify-single-word="false" fo:text-indent="0.635cm" style:auto-text-indent="false" fo:keep-with-next="always"/>
      <style:text-properties fo:color="#004dbb" loext:opacity="100%" style:font-name="Liberation Sans" fo:language="ca" fo:country="ES" officeooo:paragraph-rsid="00312b3a" fo:background-color="transparent" style:font-name-asian="Microsoft YaHei" style:font-name-complex="Arial1"/>
    </style:style>
    <style:style style:name="P56" style:family="paragraph" style:parent-style-name="Standard">
      <style:paragraph-properties fo:margin-left="-0.101cm" fo:margin-right="1cm" fo:text-indent="0.3cm" style:auto-text-indent="false"/>
      <style:text-properties style:font-name="Arial" fo:language="ca" fo:country="ES" fo:font-style="normal" officeooo:rsid="0020559e" officeooo:paragraph-rsid="00332ccb" style:font-name-asian="Arial" style:font-style-asian="normal" style:font-name-complex="Arial" style:font-style-complex="normal"/>
    </style:style>
    <style:style style:name="P57" style:family="paragraph" style:parent-style-name="Standard" style:list-style-name="L6">
      <style:paragraph-properties fo:margin-top="0cm" fo:margin-bottom="0.423cm" style:contextual-spacing="false"/>
      <style:text-properties style:font-name="Arial" fo:language="ca" fo:country="ES" officeooo:rsid="0015f0a8" officeooo:paragraph-rsid="00412005" style:font-name-asian="Arial" style:font-name-complex="Arial"/>
    </style:style>
    <style:style style:name="P58" style:family="paragraph" style:parent-style-name="Standard" style:list-style-name="L6">
      <style:paragraph-properties fo:margin-top="0cm" fo:margin-bottom="0.423cm" style:contextual-spacing="false" fo:text-indent="0cm" style:auto-text-indent="false"/>
      <style:text-properties style:font-name="Arial" fo:language="ca" fo:country="ES" fo:font-weight="normal" officeooo:rsid="00412005" officeooo:paragraph-rsid="00412005" style:font-name-asian="Arial" style:font-weight-asian="normal" style:font-name-complex="Arial" style:font-weight-complex="normal"/>
    </style:style>
    <style:style style:name="P59" style:family="paragraph" style:parent-style-name="Standard">
      <style:paragraph-properties fo:margin-top="0cm" fo:margin-bottom="0.423cm" style:contextual-spacing="false"/>
      <style:text-properties style:font-name="Arial" fo:language="ca" fo:country="ES" officeooo:rsid="00412005" officeooo:paragraph-rsid="00412005" style:font-name-asian="Arial" style:font-name-complex="Arial"/>
    </style:style>
    <style:style style:name="P60" style:family="paragraph" style:parent-style-name="Standard" style:list-style-name="L7">
      <style:paragraph-properties fo:line-height="100%" fo:text-align="start" style:justify-single-word="false"/>
      <style:text-properties style:use-window-font-color="true" loext:opacity="0%" style:font-name="Arial" fo:font-size="11pt" fo:language="ca" fo:country="ES" fo:font-weight="normal" officeooo:rsid="001f1ec0" officeooo:paragraph-rsid="0041533e" fo:background-color="transparent" style:font-name-asian="Arial" style:font-weight-asian="normal" style:font-name-complex="Arial" style:font-weight-complex="normal"/>
    </style:style>
    <style:style style:name="P61" style:family="paragraph" style:parent-style-name="Standard">
      <style:paragraph-properties fo:line-height="100%" fo:text-align="start" style:justify-single-word="false"/>
      <style:text-properties style:use-window-font-color="true" loext:opacity="0%" style:font-name="Arial" fo:font-size="11pt" fo:language="ca" fo:country="ES" fo:font-weight="normal" officeooo:rsid="0041533e" officeooo:paragraph-rsid="0041533e" fo:background-color="transparent" style:font-name-asian="Arial" style:font-weight-asian="normal" style:font-name-complex="Arial" style:font-weight-complex="normal"/>
    </style:style>
    <style:style style:name="P62" style:family="paragraph" style:parent-style-name="Standard" style:list-style-name="L11">
      <style:paragraph-properties fo:line-height="100%" fo:text-align="start" style:justify-single-word="false"/>
      <style:text-properties style:use-window-font-color="true" loext:opacity="0%" style:font-name="Arial" fo:font-size="11pt" fo:language="ca" fo:country="ES" fo:font-weight="normal" officeooo:rsid="001f1ec0" officeooo:paragraph-rsid="0041533e" fo:background-color="transparent" style:font-name-asian="Arial" style:font-weight-asian="normal" style:font-name-complex="Arial" style:font-weight-complex="normal"/>
    </style:style>
    <style:style style:name="P63" style:family="paragraph" style:parent-style-name="Standard">
      <style:paragraph-properties fo:text-indent="0cm" style:auto-text-indent="false"/>
      <style:text-properties style:font-name="Arial" fo:language="ca" fo:country="ES" officeooo:rsid="001f1ec0" officeooo:paragraph-rsid="0041533e" style:font-name-asian="Arial" style:font-weight-asian="normal" style:font-name-complex="Arial" style:font-weight-complex="normal"/>
    </style:style>
    <style:style style:name="P64" style:family="paragraph" style:parent-style-name="Standard">
      <style:paragraph-properties fo:line-height="100%" fo:text-align="start" style:justify-single-word="false"/>
      <style:text-properties style:use-window-font-color="true" loext:opacity="0%" style:font-name="Arial" fo:font-size="11pt" fo:language="ca" fo:country="ES" fo:font-weight="normal" officeooo:rsid="0041533e" officeooo:paragraph-rsid="004294f6" fo:background-color="transparent" style:font-name-asian="Arial" style:font-weight-asian="normal" style:font-name-complex="Arial" style:font-weight-complex="normal"/>
    </style:style>
    <style:style style:name="P65" style:family="paragraph" style:parent-style-name="Standard" style:list-style-name="L12">
      <style:paragraph-properties fo:line-height="100%" fo:text-align="start" style:justify-single-word="false"/>
      <style:text-properties style:use-window-font-color="true" loext:opacity="0%" style:font-name="Arial" fo:font-size="11pt" fo:language="ca" fo:country="ES" fo:font-weight="normal" officeooo:rsid="001f1ec0" officeooo:paragraph-rsid="004294f6" fo:background-color="transparent" style:font-name-asian="Arial" style:font-weight-asian="normal" style:font-name-complex="Arial" style:font-weight-complex="normal"/>
    </style:style>
    <style:style style:name="P66" style:family="paragraph" style:parent-style-name="Standard" style:list-style-name="L12">
      <style:paragraph-properties fo:line-height="100%" fo:text-align="start" style:justify-single-word="false"/>
      <style:text-properties style:use-window-font-color="true" loext:opacity="0%" style:font-name="Arial" fo:font-size="11pt" fo:language="ca" fo:country="ES" fo:font-weight="normal" officeooo:rsid="00207b73" officeooo:paragraph-rsid="004294f6" fo:background-color="transparent" style:font-name-asian="Arial" style:font-weight-asian="normal" style:font-name-complex="Arial" style:font-weight-complex="normal"/>
    </style:style>
    <style:style style:name="P67" style:family="paragraph" style:parent-style-name="Standard">
      <style:paragraph-properties fo:line-height="100%" fo:text-align="start" style:justify-single-word="false"/>
      <style:text-properties style:use-window-font-color="true" loext:opacity="0%" style:font-name="Arial" fo:font-size="11pt" fo:language="ca" fo:country="ES" fo:font-weight="normal" officeooo:rsid="001f1ec0" officeooo:paragraph-rsid="004294f6" fo:background-color="transparent" style:font-name-asian="Arial" style:font-weight-asian="normal" style:font-name-complex="Arial" style:font-weight-complex="normal"/>
    </style:style>
    <style:style style:name="P68" style:family="paragraph" style:parent-style-name="Standard">
      <style:paragraph-properties fo:line-height="100%" fo:text-align="start" style:justify-single-word="false"/>
      <style:text-properties style:use-window-font-color="true" loext:opacity="0%" style:font-name="Arial" fo:font-size="11pt" fo:language="ca" fo:country="ES" fo:font-weight="normal" officeooo:rsid="004294f6" officeooo:paragraph-rsid="004294f6" fo:background-color="transparent" style:font-name-asian="Arial" style:font-weight-asian="normal" style:font-name-complex="Arial" style:font-weight-complex="normal"/>
    </style:style>
    <style:style style:name="P69" style:family="paragraph" style:parent-style-name="Standard" style:list-style-name="L13">
      <style:paragraph-properties fo:line-height="100%" fo:text-align="start" style:justify-single-word="false"/>
      <style:text-properties style:use-window-font-color="true" loext:opacity="0%" style:font-name="Arial" fo:font-size="11pt" fo:language="ca" fo:country="ES" fo:font-weight="normal" officeooo:rsid="004294f6" officeooo:paragraph-rsid="004294f6" fo:background-color="transparent" style:font-name-asian="Arial" style:font-weight-asian="normal" style:font-name-complex="Arial" style:font-weight-complex="normal"/>
    </style:style>
    <style:style style:name="P70" style:family="paragraph" style:parent-style-name="Standard" style:list-style-name="L7">
      <style:paragraph-properties fo:line-height="100%" fo:text-align="start" style:justify-single-word="false"/>
      <style:text-properties style:use-window-font-color="true" loext:opacity="0%" style:font-name="Arial" fo:font-size="11pt" fo:language="ca" fo:country="ES" fo:font-weight="normal" officeooo:rsid="00208308" officeooo:paragraph-rsid="004461e8" fo:background-color="transparent" style:font-name-asian="Arial" style:font-weight-asian="normal" style:font-name-complex="Arial" style:font-weight-complex="normal"/>
    </style:style>
    <style:style style:name="P71" style:family="paragraph" style:parent-style-name="Standard">
      <style:paragraph-properties fo:line-height="100%" fo:text-align="start" style:justify-single-word="false"/>
      <style:text-properties style:use-window-font-color="true" loext:opacity="0%" style:font-name="Arial" fo:font-size="11pt" fo:language="ca" fo:country="ES" fo:font-weight="normal" officeooo:rsid="004461e8" officeooo:paragraph-rsid="004461e8" fo:background-color="transparent" style:font-name-asian="Arial" style:font-weight-asian="normal" style:font-name-complex="Arial" style:font-weight-complex="normal"/>
    </style:style>
    <style:style style:name="P72" style:family="paragraph" style:parent-style-name="Standard" style:list-style-name="L7">
      <style:text-properties style:font-name="Arial" fo:language="ca" fo:country="ES" officeooo:rsid="00208308" officeooo:paragraph-rsid="004461e8" style:font-name-asian="Arial" style:font-weight-asian="normal" style:font-name-complex="Arial" style:font-weight-complex="normal"/>
    </style:style>
    <style:style style:name="P73" style:family="paragraph" style:parent-style-name="Standard">
      <style:text-properties style:font-name="Arial" fo:language="ca" fo:country="ES" officeooo:rsid="00208308" officeooo:paragraph-rsid="004461e8" style:font-name-asian="Arial" style:font-weight-asian="normal" style:font-name-complex="Arial" style:font-weight-complex="normal"/>
    </style:style>
    <style:style style:name="P74" style:family="paragraph" style:parent-style-name="Standard">
      <style:text-properties style:font-name="Arial" fo:language="ca" fo:country="ES" officeooo:rsid="00493d44" officeooo:paragraph-rsid="004461e8" style:font-name-asian="Arial" style:font-weight-asian="normal" style:font-name-complex="Arial" style:font-weight-complex="normal"/>
    </style:style>
    <style:style style:name="P75" style:family="paragraph" style:parent-style-name="Heading_20_5">
      <style:paragraph-properties fo:margin-left="-0.635cm" fo:line-height="100%" fo:text-align="start" style:justify-single-word="false" fo:text-indent="0.635cm" style:auto-text-indent="false" fo:keep-with-next="always"/>
      <style:text-properties fo:color="#004dbb" loext:opacity="100%" style:font-name="Liberation Sans" fo:language="ca" fo:country="ES" officeooo:paragraph-rsid="004461e8" fo:background-color="transparent" style:font-name-asian="Microsoft YaHei" style:font-name-complex="Arial1"/>
    </style:style>
    <style:style style:name="P76" style:family="paragraph" style:parent-style-name="Standard">
      <style:text-properties style:font-name="Arial" fo:language="ca" fo:country="ES" officeooo:paragraph-rsid="004990a7" style:font-name-asian="Arial" style:font-name-complex="Arial"/>
    </style:style>
    <style:style style:name="P77" style:family="paragraph" style:parent-style-name="Standard" style:list-style-name="L14">
      <style:paragraph-properties fo:margin-top="0.423cm" fo:margin-bottom="0cm" style:contextual-spacing="false" fo:line-height="100%" fo:text-align="start" style:justify-single-word="false"/>
      <style:text-properties style:use-window-font-color="true" loext:opacity="0%" style:font-name="Arial" fo:font-size="11pt" fo:language="ca" fo:country="ES" fo:font-weight="normal" officeooo:rsid="0013c821" officeooo:paragraph-rsid="004990a7" fo:background-color="transparent" style:font-name-asian="Arial" style:font-name-complex="Arial"/>
    </style:style>
    <style:style style:name="P78" style:family="paragraph" style:parent-style-name="Standard">
      <style:paragraph-properties fo:margin-top="0.423cm" fo:margin-bottom="0cm" style:contextual-spacing="false" fo:line-height="100%" fo:text-align="start" style:justify-single-word="false"/>
      <style:text-properties style:use-window-font-color="true" loext:opacity="0%" style:font-name="Arial" fo:font-size="11pt" fo:language="ca" fo:country="ES" fo:font-weight="normal" officeooo:rsid="0013c821" officeooo:paragraph-rsid="004990a7" fo:background-color="transparent" style:font-name-asian="Arial" style:font-name-complex="Arial"/>
    </style:style>
    <style:style style:name="P79" style:family="paragraph" style:parent-style-name="Standard">
      <style:text-properties style:font-name="Arial" officeooo:rsid="004990a7" officeooo:paragraph-rsid="004990a7" style:font-name-asian="Arial" style:font-weight-asian="normal" style:font-name-complex="Arial" style:font-weight-complex="normal"/>
    </style:style>
    <style:style style:name="P80" style:family="paragraph" style:parent-style-name="Standard">
      <style:text-properties style:font-name="Arial" officeooo:paragraph-rsid="004990a7" style:font-name-asian="Arial" style:font-name-complex="Arial"/>
    </style:style>
    <style:style style:name="P81" style:family="paragraph" style:parent-style-name="Standard" style:list-style-name="L15">
      <style:paragraph-properties fo:margin-top="0.423cm" fo:margin-bottom="0cm" style:contextual-spacing="false" fo:line-height="100%" fo:text-align="start" style:justify-single-word="false"/>
      <style:text-properties style:use-window-font-color="true" loext:opacity="0%" style:font-name="Arial" fo:font-size="11pt" fo:language="ca" fo:country="ES" fo:font-weight="normal" officeooo:rsid="00145fec" officeooo:paragraph-rsid="004990a7" fo:background-color="transparent" style:font-name-asian="Arial" style:font-name-complex="Arial"/>
    </style:style>
    <style:style style:name="P82" style:family="paragraph" style:parent-style-name="Standard">
      <style:paragraph-properties fo:margin-top="0.423cm" fo:margin-bottom="0cm" style:contextual-spacing="false" fo:line-height="100%" fo:text-align="start" style:justify-single-word="false"/>
      <style:text-properties style:use-window-font-color="true" loext:opacity="0%" style:font-name="Arial" fo:font-size="11pt" fo:language="ca" fo:country="ES" fo:font-weight="normal" officeooo:rsid="00145fec" officeooo:paragraph-rsid="004990a7" fo:background-color="transparent" style:font-name-asian="Arial" style:font-name-complex="Arial"/>
    </style:style>
    <style:style style:name="P83" style:family="paragraph" style:parent-style-name="Standard" style:list-style-name="L15">
      <style:paragraph-properties fo:margin-top="0cm" fo:margin-bottom="0.423cm" style:contextual-spacing="false" fo:line-height="100%" fo:text-align="start" style:justify-single-word="false"/>
      <style:text-properties style:use-window-font-color="true" loext:opacity="0%" style:font-name="Arial" fo:font-size="11pt" fo:language="ca" fo:country="ES" fo:font-weight="normal" officeooo:paragraph-rsid="004af2c0" fo:background-color="transparent" style:font-name-asian="Arial" style:font-name-complex="Arial"/>
    </style:style>
    <style:style style:name="P84" style:family="paragraph" style:parent-style-name="Standard">
      <style:paragraph-properties fo:margin-top="0.635cm" fo:margin-bottom="0.212cm" style:contextual-spacing="false" fo:line-height="100%" fo:text-align="start" style:justify-single-word="false"/>
      <style:text-properties fo:color="#1155cc" loext:opacity="100%" style:font-name="Arial" fo:font-size="16pt" fo:language="ca" fo:country="ES" fo:font-weight="bold" officeooo:paragraph-rsid="002d01b0" fo:background-color="transparent" style:font-name-asian="Arial" style:font-name-complex="Arial"/>
    </style:style>
    <style:style style:name="P85" style:family="paragraph" style:parent-style-name="Standard">
      <style:paragraph-properties fo:line-height="115%" fo:text-align="start" style:justify-single-word="false"/>
      <style:text-properties style:use-window-font-color="true" loext:opacity="0%" style:font-name="Arial" fo:font-size="11pt" fo:language="ca" fo:country="ES" fo:font-weight="normal" fo:background-color="transparent" style:font-name-asian="Arial" style:font-name-complex="Arial"/>
    </style:style>
    <style:style style:name="P86" style:family="paragraph" style:parent-style-name="Standard">
      <style:paragraph-properties fo:line-height="115%" fo:text-align="start" style:justify-single-word="false"/>
      <style:text-properties fo:language="ca" fo:country="ES" officeooo:rsid="0035c7eb" officeooo:paragraph-rsid="0035c7eb"/>
    </style:style>
    <style:style style:name="P87" style:family="paragraph" style:parent-style-name="Standard">
      <style:paragraph-properties fo:line-height="115%" fo:text-align="start" style:justify-single-word="false"/>
      <style:text-properties fo:language="ca" fo:country="ES" style:text-underline-style="none"/>
    </style:style>
    <style:style style:name="P88" style:family="paragraph" style:parent-style-name="Standard">
      <style:paragraph-properties fo:line-height="115%" fo:text-align="start" style:justify-single-word="false"/>
      <style:text-properties fo:color="#abb2bf" loext:opacity="100%" style:font-name="Roboto Mono" fo:font-size="10.5pt" fo:language="ca" fo:country="ES" fo:font-weight="normal" fo:background-color="transparent" style:font-name-asian="Roboto Mono" style:font-name-complex="Roboto Mono"/>
    </style:style>
    <style:style style:name="P89" style:family="paragraph" style:parent-style-name="Standard" style:list-style-name="L16">
      <style:paragraph-properties fo:line-height="115%" fo:text-align="start" style:justify-single-word="false"/>
      <style:text-properties style:use-window-font-color="true" loext:opacity="0%" style:font-name="Arial" fo:font-size="11pt" fo:language="ca" fo:country="ES" fo:font-weight="normal" fo:background-color="transparent" style:font-name-asian="Arial" style:font-name-complex="Arial"/>
    </style:style>
    <style:style style:name="P90" style:family="paragraph" style:parent-style-name="Standard">
      <style:paragraph-properties fo:line-height="100%" fo:text-align="start" style:justify-single-word="false"/>
      <style:text-properties fo:color="#abb2bf" loext:opacity="100%" style:font-name="Roboto Mono" fo:font-size="7.5pt" fo:language="ca" fo:country="ES" fo:font-weight="normal" fo:background-color="transparent" style:font-name-asian="Roboto Mono" style:font-name-complex="Roboto Mono"/>
    </style:style>
    <style:style style:name="P91" style:family="paragraph" style:parent-style-name="Standard" style:list-style-name="L17">
      <style:paragraph-properties fo:line-height="115%" fo:text-align="start" style:justify-single-word="false"/>
      <style:text-properties style:use-window-font-color="true" loext:opacity="0%" style:font-name="Arial" fo:font-size="11pt" fo:language="ca" fo:country="ES" fo:font-weight="normal" fo:background-color="transparent" style:font-name-asian="Arial" style:font-name-complex="Arial"/>
    </style:style>
    <style:style style:name="T1" style:family="text">
      <style:text-properties style:use-window-font-color="true" loext:opacity="0%" style:font-name="Calibri" fo:font-size="11pt" fo:font-weight="normal" officeooo:rsid="003dbfa2" fo:background-color="transparent" loext:char-shading-value="0" style:font-name-asian="Calibri" style:font-name-complex="Calibri"/>
    </style:style>
    <style:style style:name="T2" style:family="text">
      <style:text-properties style:use-window-font-color="true" loext:opacity="0%" style:font-name="Calibri" fo:font-size="11pt" fo:font-weight="normal" fo:background-color="transparent" loext:char-shading-value="0" style:font-name-asian="Calibri" style:font-name-complex="Calibri"/>
    </style:style>
    <style:style style:name="T3" style:family="text">
      <style:text-properties style:use-window-font-color="true" loext:opacity="0%" style:font-name="Arial" fo:font-size="11pt" fo:font-weight="normal" fo:background-color="transparent" loext:char-shading-value="0" style:font-name-asian="Arial" style:font-name-complex="Arial"/>
    </style:style>
    <style:style style:name="T4" style:family="text">
      <style:text-properties fo:color="#0000ff" loext:opacity="100%" style:font-name="Arial" fo:font-size="11pt" fo:language="ca" fo:country="ES"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rial" style:font-name-complex="Arial"/>
    </style:style>
    <style:style style:name="T5" style:family="text">
      <style:text-properties style:use-window-font-color="true" loext:opacity="0%" style:font-name="Calibri" fo:font-size="11pt" fo:language="ca" fo:country="ES"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 style:font-name-complex="Calibri"/>
    </style:style>
    <style:style style:name="T6" style:family="text">
      <style:text-properties style:use-window-font-color="true" loext:opacity="0%" style:font-name="Arial" fo:font-size="11pt" fo:font-weight="bold" fo:background-color="transparent" loext:char-shading-value="0" style:font-name-asian="Arial" style:font-name-complex="Arial"/>
    </style:style>
    <style:style style:name="T7" style:family="text">
      <style:text-properties fo:color="#3c4043" loext:opacity="100%" style:font-name="Arial" fo:font-size="10.5pt" fo:font-weight="normal" fo:background-color="transparent" loext:char-shading-value="0" style:font-name-asian="Arial" style:font-name-complex="Arial"/>
    </style:style>
    <style:style style:name="T8" style:family="text">
      <style:text-properties style:use-window-font-color="true" loext:opacity="0%" style:font-name="Arial" fo:font-size="11pt" fo:language="ca" fo:country="ES"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rial" style:font-name-complex="Arial"/>
    </style:style>
    <style:style style:name="T9" style:family="text">
      <style:text-properties style:font-weight-asian="normal" style:font-weight-complex="normal"/>
    </style:style>
    <style:style style:name="T10" style:family="text">
      <style:text-properties fo:color="#188038" loext:opacity="100%" style:font-name="Roboto Mono" fo:font-size="11pt" fo:font-weight="normal" fo:background-color="transparent" loext:char-shading-value="0" style:font-name-asian="Roboto Mono" style:font-name-complex="Roboto Mono"/>
    </style:style>
    <style:style style:name="T11" style:family="text">
      <style:text-properties style:use-window-font-color="true" loext:opacity="0%" style:font-name="Arial" fo:font-size="11pt" fo:font-style="italic" fo:font-weight="normal" fo:background-color="transparent" loext:char-shading-value="0" style:font-name-asian="Arial" style:font-name-complex="Arial"/>
    </style:style>
    <style:style style:name="T12" style:family="text">
      <style:text-properties style:use-window-font-color="true" loext:opacity="0%" style:font-name="Arial" fo:font-size="11pt" fo:font-style="italic" fo:font-weight="bold" fo:background-color="transparent" loext:char-shading-value="0" style:font-name-asian="Arial" style:font-name-complex="Arial"/>
    </style:style>
    <style:style style:name="T13" style:family="text">
      <style:text-properties fo:font-style="italic" style:font-style-asian="italic" style:font-style-complex="italic"/>
    </style:style>
    <style:style style:name="T14" style:family="text">
      <style:text-properties officeooo:rsid="001ce772"/>
    </style:style>
    <style:style style:name="T15" style:family="text">
      <style:text-properties style:font-name="Arial" officeooo:rsid="0019cff3" style:font-name-asian="Arial" style:font-name-complex="Arial"/>
    </style:style>
    <style:style style:name="T16" style:family="text">
      <style:text-properties style:font-name="Arial" fo:font-style="italic" officeooo:rsid="0019cff3" style:font-name-asian="Arial" style:font-style-asian="italic" style:font-name-complex="Arial" style:font-style-complex="italic"/>
    </style:style>
    <style:style style:name="T17" style:family="text">
      <style:text-properties style:font-name="Arial" fo:font-style="italic" fo:font-weight="bold" officeooo:rsid="0019cff3" style:font-name-asian="Arial" style:font-style-asian="italic" style:font-weight-asian="bold" style:font-name-complex="Arial" style:font-style-complex="italic" style:font-weight-complex="bold"/>
    </style:style>
    <style:style style:name="T18" style:family="text">
      <style:text-properties style:font-name="Arial" fo:font-style="normal" officeooo:rsid="0019cff3" style:font-name-asian="Arial" style:font-style-asian="normal" style:font-name-complex="Arial" style:font-style-complex="normal"/>
    </style:style>
    <style:style style:name="T19" style:family="text">
      <style:text-properties style:font-name="Arial" fo:font-style="italic" officeooo:rsid="0035c7eb" style:font-name-asian="Arial" style:font-style-asian="italic" style:font-name-complex="Arial" style:font-style-complex="italic"/>
    </style:style>
    <style:style style:name="T20" style:family="text">
      <style:text-properties officeooo:rsid="001ed9ff"/>
    </style:style>
    <style:style style:name="T21" style:family="text">
      <style:text-properties officeooo:rsid="001c71be"/>
    </style:style>
    <style:style style:name="T22" style:family="text">
      <style:text-properties officeooo:rsid="001f5eb7"/>
    </style:style>
    <style:style style:name="T23" style:family="text">
      <style:text-properties officeooo:rsid="0020559e"/>
    </style:style>
    <style:style style:name="T24" style:family="text">
      <style:text-properties officeooo:rsid="00281dbd"/>
    </style:style>
    <style:style style:name="T25" style:family="text">
      <style:text-properties officeooo:rsid="002e73eb"/>
    </style:style>
    <style:style style:name="T26" style:family="text">
      <style:text-properties fo:font-weight="bold" officeooo:rsid="002e73eb" style:font-weight-asian="bold" style:font-weight-complex="bold"/>
    </style:style>
    <style:style style:name="T27" style:family="text">
      <style:text-properties officeooo:rsid="0015f0a8"/>
    </style:style>
    <style:style style:name="T28" style:family="text">
      <style:text-properties fo:color="#004dbb" loext:opacity="100%"/>
    </style:style>
    <style:style style:name="T29" style:family="text">
      <style:text-properties officeooo:rsid="003faf06"/>
    </style:style>
    <style:style style:name="T30" style:family="text">
      <style:text-properties officeooo:rsid="00412005"/>
    </style:style>
    <style:style style:name="T31" style:family="text">
      <style:text-properties officeooo:rsid="0035c7eb"/>
    </style:style>
    <style:style style:name="T32" style:family="text">
      <style:text-properties fo:font-weight="bold" style:font-weight-asian="bold" style:font-weight-complex="bold"/>
    </style:style>
    <style:style style:name="T33" style:family="text">
      <style:text-properties officeooo:rsid="001cc1da"/>
    </style:style>
    <style:style style:name="T34" style:family="text">
      <style:text-properties fo:font-weight="bold" officeooo:rsid="001cc1da"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1cc1da" style:font-weight-asian="normal" style:font-weight-complex="normal"/>
    </style:style>
    <style:style style:name="T37" style:family="text">
      <style:text-properties fo:font-weight="normal" officeooo:rsid="00412005" style:font-weight-asian="normal" style:font-weight-complex="normal"/>
    </style:style>
    <style:style style:name="T38" style:family="text">
      <style:text-properties fo:font-weight="normal" officeooo:rsid="001e13c8" style:font-weight-asian="normal" style:font-weight-complex="normal"/>
    </style:style>
    <style:style style:name="T39" style:family="text">
      <style:text-properties officeooo:rsid="004294f6"/>
    </style:style>
    <style:style style:name="T40" style:family="text">
      <style:text-properties officeooo:rsid="00207b73"/>
    </style:style>
    <style:style style:name="T41" style:family="text">
      <style:text-properties fo:font-weight="bold" officeooo:rsid="00207b73" style:font-weight-asian="bold" style:font-weight-complex="bold"/>
    </style:style>
    <style:style style:name="T42" style:family="text">
      <style:text-properties officeooo:rsid="004461e8"/>
    </style:style>
    <style:style style:name="T43" style:family="text">
      <style:text-properties officeooo:rsid="004990a7" style:font-weight-asian="normal" style:font-weight-complex="normal"/>
    </style:style>
    <style:style style:name="T44" style:family="text">
      <style:text-properties officeooo:rsid="00145fec"/>
    </style:style>
    <style:style style:name="T45" style:family="text">
      <style:text-properties officeooo:rsid="00158fc1"/>
    </style:style>
    <style:style style:name="T46" style:family="text">
      <style:text-properties officeooo:rsid="00169724"/>
    </style:style>
    <style:style style:name="T47" style:family="text">
      <style:text-properties style:use-window-font-color="true" loext:opacity="0%" style:font-name="Arial" fo:font-size="11pt" style:text-underline-style="none" fo:font-weight="bold" fo:background-color="transparent" loext:char-shading-value="0" style:font-name-asian="Arial" style:font-name-complex="Arial"/>
    </style:style>
    <style:style style:name="T48" style:family="text">
      <style:text-properties fo:color="#abb2bf" loext:opacity="100%" style:font-name="Roboto Mono" fo:font-size="10.5pt" fo:font-weight="normal" fo:background-color="transparent" loext:char-shading-value="0" style:font-name-asian="Roboto Mono" style:font-name-complex="Roboto Mono"/>
    </style:style>
    <style:style style:name="T49" style:family="text">
      <style:text-properties fo:color="#e06c75" loext:opacity="100%" style:font-name="Roboto Mono" fo:font-size="10.5pt" fo:font-weight="normal" fo:background-color="transparent" loext:char-shading-value="0" style:font-name-asian="Roboto Mono" style:font-name-complex="Roboto Mono"/>
    </style:style>
    <style:style style:name="T50" style:family="text">
      <style:text-properties fo:color="#61afef" loext:opacity="100%" style:font-name="Roboto Mono" fo:font-size="10.5pt" fo:font-weight="normal" fo:background-color="transparent" loext:char-shading-value="0" style:font-name-asian="Roboto Mono" style:font-name-complex="Roboto Mono"/>
    </style:style>
    <style:style style:name="T51" style:family="text">
      <style:text-properties fo:color="#98c379" loext:opacity="100%" style:font-name="Roboto Mono" fo:font-size="10.5pt" fo:font-weight="normal" fo:background-color="transparent" loext:char-shading-value="0" style:font-name-asian="Roboto Mono" style:font-name-complex="Roboto Mono"/>
    </style:style>
    <style:style style:name="T52" style:family="text">
      <style:text-properties fo:color="#d19a66" loext:opacity="100%" style:font-name="Roboto Mono" fo:font-size="10.5pt" fo:font-weight="normal" fo:background-color="transparent" loext:char-shading-value="0" style:font-name-asian="Roboto Mono" style:font-name-complex="Roboto Mono"/>
    </style:style>
    <style:style style:name="T53" style:family="text">
      <style:text-properties fo:color="#abb2bf" loext:opacity="100%" style:font-name="Roboto Mono" fo:font-size="7.5pt" fo:font-weight="normal" fo:background-color="transparent" loext:char-shading-value="0" style:font-name-asian="Roboto Mono" style:font-name-complex="Roboto Mono"/>
    </style:style>
    <style:style style:name="T54" style:family="text">
      <style:text-properties fo:color="#e06c75" loext:opacity="100%" style:font-name="Roboto Mono" fo:font-size="7.5pt" fo:font-weight="normal" fo:background-color="transparent" loext:char-shading-value="0" style:font-name-asian="Roboto Mono" style:font-name-complex="Roboto Mono"/>
    </style:style>
    <style:style style:name="T55" style:family="text">
      <style:text-properties fo:color="#61afef" loext:opacity="100%" style:font-name="Roboto Mono" fo:font-size="7.5pt" fo:font-weight="normal" fo:background-color="transparent" loext:char-shading-value="0" style:font-name-asian="Roboto Mono" style:font-name-complex="Roboto Mono"/>
    </style:style>
    <style:style style:name="T56" style:family="text">
      <style:text-properties fo:color="#98c379" loext:opacity="100%" style:font-name="Roboto Mono" fo:font-size="7.5pt" fo:font-weight="normal" fo:background-color="transparent" loext:char-shading-value="0" style:font-name-asian="Roboto Mono" style:font-name-complex="Roboto Mono"/>
    </style:style>
    <text:list-style style:name="L1">
      <text:list-level-style-bullet text:level="1" loext:num-list-format="%1%" text:bullet-char="•">
        <style:list-level-properties text:space-before="0.635cm"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loext:num-list-format="%1%" text:bullet-char="•">
        <style:list-level-properties text:space-before="0.635cm"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loext:num-list-format="%1%" text:bullet-char="•">
        <style:list-level-properties text:space-before="0.635cm"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loext:num-list-format="%1%" text:bullet-char="•">
        <style:list-level-properties text:space-before="0.635cm"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loext:num-list-format="%1%" text:bullet-char="•">
        <style:list-level-properties text:space-before="0.635cm"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loext:num-list-format="%1%" text:bullet-char="•">
        <style:list-level-properties text:space-before="0.635cm"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loext:num-list-format="%1%" text:bullet-char="•">
        <style:list-level-properties text:space-before="0.635cm"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loext:num-list-format="%1%" text:bullet-char="•">
        <style:list-level-properties text:space-before="0.635cm"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loext:num-list-format="%1%" text:bullet-char="•">
        <style:list-level-properties text:space-before="0.635cm"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loext:num-list-format="%1%" text:bullet-char="•">
        <style:list-level-properties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style>
    <text:list-style style:name="L16">
      <text:list-level-style-bullet text:level="1" loext:num-list-format="%1%" text:bullet-char="•">
        <style:list-level-properties text:space-before="0.635cm"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loext:num-list-format="%1%" text:bullet-char="•">
        <style:list-level-properties text:space-before="0.635cm"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pan><text:span text:style-name="T2">mmmmmmmmmm</text:span><text:span text:style-name="T1">­</text:span></text:p>
      <table:table table:name="Tabla1" table:style-name="Tabla1">
        <table:table-column table:style-name="Tabla1.A"/>
        <table:table-column table:style-name="Tabla1.B"/>
        <table:table-row>
          <table:table-cell table:style-name="Tabla1.A1" office:value-type="string">
            <text:p text:style-name="P2"><text:span text:style-name="T3">Nom i Cognoms:</text:span><text:span text:style-name="T2"/></text:p>
          </table:table-cell>
          <table:table-cell table:style-name="Tabla1.A1" office:value-type="string">
            <text:p text:style-name="P3"><text:span text:style-name="T3">Oriol Arribas Taulats</text:span><text:span text:style-name="T2"/></text:p>
          </table:table-cell>
        </table:table-row>
        <table:table-row>
          <table:table-cell table:style-name="Tabla1.A1" office:value-type="string">
            <text:p text:style-name="P2"><text:span text:style-name="T3">URL Repositori Github:</text:span><text:span text:style-name="T2"/></text:p>
          </table:table-cell>
          <table:table-cell table:style-name="Tabla1.A1" office:value-type="string">
            <text:p text:style-name="P4"><text:a xlink:type="simple" xlink:href="https://github.com/slenderrap/DAM-M06-UF04-PR4.2-24-25-Punt-Partida" text:style-name="Internet_20_link" text:visited-style-name="Visited_20_Internet_20_Link"><text:span text:style-name="T4">https://github.com/slenderrap/DAM-M06-UF04-PR4.2-24-25-Punt-Partida</text:span></text:a><text:span text:style-name="T5"/></text:p>
          </table:table-cell>
        </table:table-row>
      </table:table>
      <text:p text:style-name="P5">­</text:p>
      <text:p text:style-name="P2"><text:span text:style-name="T2"/></text:p>
      <table:table table:name="Tabla2" table:style-name="Tabla2">
        <table:table-column table:style-name="Tabla2.A"/>
        <table:table-row>
          <table:table-cell table:style-name="Tabla2.A1" office:value-type="string">
            <text:p text:style-name="P3"><text:span text:style-name="T6">ACTIVITAT</text:span><text:span text:style-name="T2"/></text:p>
          </table:table-cell>
        </table:table-row>
        <table:table-row>
          <table:table-cell table:style-name="Tabla2.A1" office:value-type="string">
            <text:p text:style-name="P6">Objectius:</text:p>
            <text:list text:style-name="L1">
              <text:list-item>
                <text:p text:style-name="P7">Familiaritzar-se amb el desenvolupament d'APIs REST utilitzant Express.js</text:p>
              </text:list-item>
              <text:list-item>
                <text:p text:style-name="P7">Aprendre a integrar serveis de processament de llenguatge natural i visió artificial</text:p>
              </text:list-item>
              <text:list-item>
                <text:p text:style-name="P7">Practicar la implementació de patrons d'accés a dades i gestió de bases de dades</text:p>
              </text:list-item>
              <text:list-item>
                <text:p text:style-name="P7">Desenvolupar habilitats en documentació d'APIs i logging</text:p>
              </text:list-item>
              <text:list-item>
                <text:p text:style-name="P8"><text:span text:style-name="T3">Treballar amb formats JSON i processament de dades estructurades</text:span><text:span text:style-name="T2"/></text:p>
              </text:list-item>
            </text:list>
          </table:table-cell>
        </table:table-row>
        <table:table-row>
          <table:table-cell table:style-name="Tabla2.A1" office:value-type="string">
            <text:p text:style-name="P9">Criteris d’avaluació:</text:p>
            <text:list text:style-name="L2">
              <text:list-item>
                <text:p text:style-name="P10"><text:span text:style-name="T7">Cada pregunta indica la puntuació corresponent</text:span><text:span text:style-name="T2"/></text:p>
              </text:list-item>
            </text:list>
          </table:table-cell>
        </table:table-row>
        <table:table-row>
          <table:table-cell table:style-name="Tabla2.A1" office:value-type="string">
            <text:p text:style-name="P9">Entrega:</text:p>
            <text:list text:style-name="L3">
              <text:list-item>
                <text:p text:style-name="P11"><text:span text:style-name="T3">Repositori git que contingui el codi que resol els exercicis i, en el directori “doc”, aquesta memòria resposta amb nom “memoria.pdf”</text:span><text:span text:style-name="T2"/></text:p>
              </text:list-item>
            </text:list>
          </table:table-cell>
        </table:table-row>
      </table:table>
      <text:p text:style-name="P2"><text:span text:style-name="T2"/></text:p>
      <text:p text:style-name="P9">Punt de partida</text:p>
      <text:p text:style-name="P12"><text:a xlink:type="simple" xlink:href="https://github.com/jpala4-ieti/DAM-M06-UF04-PR4.2-24-25-Punt-Partida.git" text:style-name="Internet_20_link" text:visited-style-name="Visited_20_Internet_20_Link"><text:span text:style-name="T4">https://github.com/jpala4-ieti/DAM-M06-UF04-PR4.2-24-25-Punt-Partida.git</text:span></text:a><text:span text:style-name="T8"/></text:p>
      <text:p text:style-name="P2"><text:span text:style-name="T2"/></text:p>
      <text:p text:style-name="P13">Preparació de l’activitat</text:p>
      <text:list text:style-name="L4">
        <text:list-item>
          <text:p text:style-name="P14">Clonar el repositori de punt de partida</text:p>
        </text:list-item>
        <text:list-item>
          <text:p text:style-name="P14">Llegir els fitxers README.md que trobaràs en els diferents directoris</text:p>
        </text:list-item>
        <text:list-item>
          <text:p text:style-name="P14">Assegurar-te de tenir una instància de MySQL/MariaDB funcionant</text:p>
        </text:list-item>
        <text:list-item>
          <text:p text:style-name="P14">Tenir accés a una instància d'Ollama</text:p>
        </text:list-item>
        <text:list-item>
          <text:p text:style-name="P14">Completar els quatre exercicis proposats</text:p>
        </text:list-item>
        <text:list-item>
          <text:p text:style-name="P14">Lliurar el codi segons les instruccions d’entrega</text:p>
        </text:list-item>
      </text:list>
      <text:p text:style-name="P2"><text:span text:style-name="T2"/></text:p>
      <text:p text:style-name="P15"><text:span text:style-name="T2"/></text:p>
      <text:p text:style-name="P13">Exercicis</text:p>
      <text:p text:style-name="P16">Exercici 1 (2.5 punts)</text:p>
      <text:p text:style-name="P2"><text:span text:style-name="T3">L’objectiu de l’exercici és familiaritzar-te amb </text:span><text:span text:style-name="T6">xat-api</text:span><text:span text:style-name="T3">. Respon la les preguntes dins el requadre que trobaràs al final de l’exercici.</text:span></text:p>
      <text:p text:style-name="P17">Configuració i Estructura Bàsica:</text:p>
      <text:list text:style-name="L5">
        <text:list-item>
          <text:p text:style-name="P18">Per què és important organitzar el codi en una estructura de directoris com controllers/, routes/, models/, etc.? Quins avantatges ofereix aquesta organització?</text:p>
        </text:list-item>
        <text:list-item>
          <text:p text:style-name="P19"><text:soft-page-break/>Analitzant el fitxer server.js, quina és la seqüència correcta per inicialitzar una aplicació Express? Per què és important l'ordre dels middlewares?</text:p>
        </text:list-item>
        <text:list-item>
          <text:p text:style-name="P20">Com gestiona el projecte les variables d'entorn? Quins avantatges ofereix usar dotenv respecte a hardcodejar els valors?</text:p>
        </text:list-item>
      </text:list>
      <text:p text:style-name="P17">API REST i Express:</text:p>
      <text:list xml:id="list3849414300" text:style-name="L6">
        <text:list-item>
          <text:p text:style-name="P21">Observant chatRoutes.js, com s'implementa el <text:span text:style-name="T9">routing</text:span> en Express? Quina és la diferència entre els mètodes HTTP GET i POST i quan s'hauria d'usar cadascun?</text:p>
        </text:list-item>
        <text:list-item>
          <text:p text:style-name="P22">En el fitxer chatController.js, per què és important separar la lògica del controlador de les rutes? Quins principis de disseny s'apliquen?</text:p>
        </text:list-item>
        <text:list-item>
          <text:p text:style-name="P23">Com gestiona el projecte els errors HTTP? Analitza el middleware errorHandler.js i explica com centralitza la gestió d'errors.</text:p>
        </text:list-item>
      </text:list>
      <text:p text:style-name="P17">Documentació amb Swagger:</text:p>
      <text:list xml:id="list3451471981" text:style-name="L7">
        <text:list-item>
          <text:p text:style-name="P24">Observant la configuració de Swagger a swagger.js i els comentaris a chatRoutes.js, com s'integra la documentació amb el codi? Quins beneficis aporta aquesta aproximació?</text:p>
        </text:list-item>
        <text:list-item>
          <text:p text:style-name="P25">Com es documenten els diferents endpoints amb els decoradors de Swagger? Per què és important documentar els paràmetres d'entrada i sortida?</text:p>
        </text:list-item>
        <text:list-item>
          <text:p text:style-name="P26">Com podem provar els endpoints directament des de la interfície de Swagger? Quins avantatges ofereix això durant el desenvolupament?</text:p>
        </text:list-item>
      </text:list>
      <text:p text:style-name="P17">Base de Dades i Models:</text:p>
      <text:list text:style-name="L8">
        <text:list-item>
          <text:p text:style-name="P27">Analitzant els models Conversation.js i Prompt.js, com s'implementen les relacions entre models utilitzant Sequelize? Per què s'utilitza UUID com a clau primària?</text:p>
        </text:list-item>
        <text:list-item>
          <text:p text:style-name="P28"><text:span text:style-name="T3">Com gestiona el projecte les migracions i sincronització de la base de dades? Quins riscos té usar </text:span><text:span text:style-name="T10">sync()</text:span><text:span text:style-name="T3"> en producció?</text:span></text:p>
        </text:list-item>
        <text:list-item>
          <text:p text:style-name="P29">Quins avantatges ofereix usar un ORM com Sequelize respecte a fer consultes SQL directes?</text:p>
        </text:list-item>
      </text:list>
      <text:p text:style-name="P17">Logging i Monitorització:</text:p>
      <text:list text:style-name="L9">
        <text:list-item>
          <text:p text:style-name="P30">Observant logger.js, com s'implementa el logging estructurat? Quins nivells de logging existeixen i quan s'hauria d'usar cadascun?</text:p>
        </text:list-item>
        <text:list-item>
          <text:p text:style-name="P31">Per què és important tenir diferents transports de logging (consola, fitxer)? Com es configuren en el projecte?</text:p>
        </text:list-item>
        <text:list-item>
          <text:p text:style-name="P32">Com ajuda el logging a debugar problemes en producció? Quina informació crítica s'hauria de loguejar?</text:p>
        </text:list-item>
      </text:list>
      <text:p text:style-name="P33"/>
      <text:p text:style-name="P33"/>
      <text:p text:style-name="P33"/>
      <text:p text:style-name="P33"/>
      <text:p text:style-name="P33"/>
      <text:p text:style-name="P33"/>
      <text:p text:style-name="P33"/>
      <table:table table:name="Tabla3" table:style-name="Tabla3">
        <table:table-column table:style-name="Tabla3.A"/>
        <table:table-row table:style-name="Tabla3.1">
          <table:table-cell table:style-name="Tabla3.A1" office:value-type="string">
            <text:h text:style-name="P34" text:outline-level="5">Configuració i estructura basica</text:h>
            <text:p text:style-name="P6"/>
            <text:p text:style-name="P35">1.</text:p>
            <text:p text:style-name="P36">Amb aquesta organització consegueixes treballar de manera més endreçada fent servir aquesta estructura podem separar les diferents parts del projecte, sigui més escalable i clar sobre que s’ha d’ocupar cada arxiu.</text:p>
            <text:p text:style-name="P37"><text:span text:style-name="T2"/></text:p>
            <text:list text:style-name="L10">
              <text:list-item>
                <text:p text:style-name="P38"><text:span text:style-name="T3">Els controladors, </text:span><text:span text:style-name="T11">controllers,</text:span><text:span text:style-name="T3">on gestionarem els missatges que envia l’usuari.</text:span></text:p>
              </text:list-item>
              <text:list-item>
                <text:p text:style-name="P39"><text:span text:style-name="T3">A </text:span><text:span text:style-name="T11">routes </text:span><text:span text:style-name="T3">trobem l’arxiu que es mostra a la pàgina web on esperem que introdueixi les dades l’usuari i que ho rebrem a </text:span><text:span text:style-name="T11">chatController.js</text:span><text:span text:style-name="T3">.</text:span></text:p>
              </text:list-item>
              <text:list-item>
                <text:p text:style-name="P39"><text:span text:style-name="T3">A </text:span><text:span text:style-name="T11">config </text:span><text:span text:style-name="T3">trobem la configuració del de la base de dades, a </text:span><text:span text:style-name="T12">database.js </text:span><text:span text:style-name="T3">s’importa Sequelize que ens conectarà amb el mysql, també s’importa l’arxiu </text:span><text:span text:style-name="T12">logger.js </text:span><text:span text:style-name="T3">per a poder enviar missatges mitjançant la terminal quan s’estigui executant el programa, per últim, s’indica que s’exportarà. A l’arxiu </text:span><text:span text:style-name="T12">logger.js </text:span><text:span text:style-name="T3">es genera, primer de tot, el format que tindran els logs, després es crea el log amb el format esmentat i s’afegeixen els colors del tipus de missatge, es genera la ruta i l’arxiu si no existien prèviament i, per últim, es declara el temps d’inici, s’escolta quan acaba la petició, i s’estableix la duració restant, el temps actual, el d’abans, s’introdueix el metode que es fa servir (get o post), la url, el mode d’execució, la duració, la direcció ip i des d'on s’ha fet la crida. En </text:span><text:span text:style-name="T6">s</text:span><text:span text:style-name="T12">wagger.js</text:span><text:span text:style-name="T3"> s’importa una llibreria que permet generar especificacions swagger a partir de comentaris en el codi, s’indiquen les propietats i s’indica que l’arxiu el trobarà al directori </text:span><text:span text:style-name="T11">src/routes</text:span><text:span text:style-name="T3">.</text:span></text:p>
              </text:list-item>
              <text:list-item>
                <text:p text:style-name="P40">En <text:span text:style-name="T13">MiddleWare</text:span> es gestiona la part de maneig d'errors i el validator.js el que fa és validar que el tipus de dada que arriba correspongui al esperat i que retorni els par<text:span text:style-name="T14">à</text:span>metres esperats.</text:p>
              </text:list-item>
              <text:list-item>
                <text:p text:style-name="P39"><text:span text:style-name="T15">Per últim, a </text:span><text:span text:style-name="T16">models</text:span><text:span text:style-name="T15">, disposem de </text:span><text:span text:style-name="T17">Conversation.js </text:span><text:span text:style-name="T15">importem sequelize i, de la carpeta de </text:span><text:span text:style-name="T16">config</text:span><text:span text:style-name="T18">, </text:span><text:span text:style-name="T16">databas</text:span><text:span text:style-name="T19">e</text:span><text:span text:style-name="T18">. Primer definim Converstion com un atribut de sequelize</text:span></text:p>
              </text:list-item>
            </text:list>
            <text:p text:style-name="P41"/>
            <text:p text:style-name="P42">2.</text:p>
            <text:p text:style-name="P43">En primer lloc <text:span text:style-name="T20">carregar</text:span> les variables d’entorn i s’importen els m<text:span text:style-name="T14">ò</text:span>duls que es faran servir més endavant. </text:p>
            <text:p text:style-name="P43"><text:span text:style-name="T20">En segon lloc </text:span><text:span text:style-name="T21">crea</text:span><text:span text:style-name="T20">r</text:span> la instància Express </text:p>
            <text:p text:style-name="P44">En tercer lloc crear els middlewares necessaris per gestionar les peticion i respostes que s’envien i tornen. </text:p>
            <text:p text:style-name="P44">En quart lloc introduir un port que per defecta serà el 3000.</text:p>
            <text:p text:style-name="P44">En cinquè lloc crear la funció que inicialitzarà el servidor <text:span text:style-name="T22">amb els respectius models i sincronitzant-se amb la bbdd. </text:span></text:p>
            <text:p text:style-name="P45">En sisè lloc la gestió d’errors no contemplats indicant el moment de l’error i quin ha sigut.</text:p>
            <text:p text:style-name="P45">En setè lloc gestionar la senyal d’aturada.</text:p>
            <text:p text:style-name="P45">En últim lloc la crida a la funció d’iniciar el servidor i la seva exportació.</text:p>
            <text:p text:style-name="P45"/>
            <text:p text:style-name="P45">L’ordre de cada middleware es molt important perquè cadascú modifica una part concreta de la petició, <text:span text:style-name="T23">per això, es important que primer siguin els que modifiquen la petició, després els que modifiquen la resposta i per últim els que processen els errors.</text:span></text:p>
            <text:p text:style-name="P45"/>
            <text:p text:style-name="P46">3.</text:p>
            <text:p text:style-name="P46">Les gestiona fent servir un arxiu .env, d’aquesta manera es molt més senzill si hem de canviar qualsevol variable, ja que, el codi serà el mateix i no haurem de buscar per tot el projecte les dades que volguéssim.</text:p>
            <text:p text:style-name="P46"/>
            <text:p text:style-name="P46"/>
            <text:p text:style-name="P46"/>
            <text:p text:style-name="P46"/>
            <text:p text:style-name="P46"/>
            <text:p text:style-name="P46"><text:s text:c="2"/></text:p>
            <text:h text:style-name="P47" text:outline-level="5"><text:soft-page-break/>API REST i Express</text:h>
            <text:p text:style-name="P46"><text:s text:c="2"/>1.</text:p>
            <text:p text:style-name="P48">Primer importem Express a chatRoutes.js, després es defineixen les rutes i s’exporta el router i , per últim, s’importa a Express i s’introdueix a la ruta /api/chat.</text:p>
            <text:p text:style-name="P48">La diferència principal entre aquests dos mètodes és que el POST s’utilitza per enviar dades al servidor i el GET per rebre-<text:span text:style-name="T24">les</text:span>.</text:p>
            <text:p text:style-name="P49">2.</text:p>
            <text:p text:style-name="P50">Es important perquè a l’hora d’afegir més funcionalitats serà més senzill fer-ho d’aquesta manera que no haver de reescriure tota l’estona el mateix codi, a més, arribaria un punt on l’arxiu de rutes es tornaria immodificable degut a la abundància de codi.</text:p>
            <text:p text:style-name="P51">S’estan fent servir un disseny de Façana perquè s’amaga la complexitat interna fent serv<text:span text:style-name="T25">ir </text:span>diferents m<text:span text:style-name="T25">è</text:span>todes a chatControllers.<text:span text:style-name="T25">js per a que es facin servir a </text:span><text:span text:style-name="T26">routes</text:span><text:span text:style-name="T25"> sense cap complicació.</text:span></text:p>
            <text:p text:style-name="P52">3.</text:p>
            <text:list xml:id="list164535247007395" text:continue-list="list3849414300" text:style-name="L6">
              <text:list-header>
                <text:p text:style-name="P53">A errorHandler.<text:span text:style-name="T27">js</text:span> trobem una funció <text:span text:style-name="T27">amb el mateix nom que gestiona qualsevol error que rebi l’aplicació. <text:line-break/>En primer lloc mostra l’error amb el logger.error().<text:line-break/>Després busca el nom que tingui l’error imprimeix un warning amb logger.warn() i retorna un el codi d’error en format json amb el missatge d’error i els errors.<text:line-break/>Per últim, si l’error resultant no està controlat comprovem si estem en desenvolupament i, si es així, mostrem el missatge d’error amb el logger.error() i retornem l’error 500.</text:span></text:p>
              </text:list-header>
            </text:list>
            <text:p text:style-name="P54"/>
            <text:h text:style-name="P55" text:outline-level="5">Documentació amb Swagger<text:span text:style-name="T28"/></text:h>
            <text:p text:style-name="P56">1.</text:p>
            <text:list text:continue-numbering="true" text:style-name="L6">
              <text:list-header>
                <text:p text:style-name="P57">A l’arxiu de Swagger trobem que es crea una objecte anomenat swaggerOptions on es situarà la configuració del swagger, que es similar a la d’un arxiu json, amb estructures clau: valor. <text:line-break/>A dins de l’estructura de definition trobem una clau anomenada info on s’especificarà el t<text:span text:style-name="T29">í</text:span>tol de la pagina, la seva versió i una descripció del que trobarem a la pàgina, després un altre clau anomenada servers on s’introduiran la url i la descripció dels servidors que es faran servir. <text:line-break/>Per <text:span text:style-name="T30">ú</text:span>ltim trobem la clau apis que contindrà la direcció local d’on es troben els arxiu de rutes, finalment s’exporta fent servir la llibreria swagger-docs. <text:line-break/>A l’arxiu de chatRoutes.js trobem que en els comentaris s’accedeix a swagger amb "@swagger" i després s’insereix la ruta cap a la api. Se li afegeix una clau indicant si se li cridarà amb el mètode get o post. <text:span text:style-name="T31">I</text:span>ndependentment d’això introduirem una descripció a la clau <text:span text:style-name="T32">summary</text:span> <text:span text:style-name="T31">i </text:span>una clau <text:span text:style-name="T32">tags</text:span>, on s’introduirà un identificador de la api.<text:line-break/> Desprès, en el cas del post, s’introduirà un <text:span text:style-name="T32">requestBody</text:span>, on s’introduirà si es necessari o no, <text:span text:style-name="T32">required</text:span>, i el contingut de la petició, <text:span text:style-name="T33">això també ho pot tenir en el m</text:span><text:span text:style-name="T30">è</text:span><text:span text:style-name="T33">tode get, es a dir, es indiferent el m</text:span><text:span text:style-name="T29">è</text:span><text:span text:style-name="T33">tode http que es faci servir, en amdos casos es poden pas</text:span><text:span text:style-name="T30">s</text:span><text:span text:style-name="T33">ar par</text:span><text:span text:style-name="T30">à</text:span><text:span text:style-name="T33">metres. A continuació,</text:span> <text:span text:style-name="T32">content</text:span>, <text:span text:style-name="T31">que </text:span>indicarà en quin format volem la reposta, en aquest cas en format json, <text:span text:style-name="T32">schema</text:span>, descriu l’estructura del json de resposta i amb el <text:span text:style-name="T32">type: object </text:span>indica que ha de contenir un objecte. <text:line-break/><text:span text:style-name="T33">Dintre de</text:span> trobem <text:span text:style-name="T32">propieties</text:span> on ens indicaran el identificador de conversa<text:span text:style-name="T33">(</text:span><text:span text:style-name="T34">uuid</text:span><text:span text:style-name="T33">)</text:span>, el <text:span text:style-name="T32">prompt</text:span>, el <text:span text:style-name="T32">model </text:span>i <text:span text:style-name="T32">stream </text:span>definint el tipus de variable, una descripció i, si escau, un valor per defecte.<text:span text:style-name="T35"><text:line-break/></text:span><text:span text:style-name="T36">Per últim trobem els codis de resposta a l’apartat de </text:span><text:span text:style-name="T34">responses</text:span><text:span text:style-name="T36"> on cada codi representarà un possible error o si la crida ha anat com s’espera</text:span><text:span text:style-name="T37">v</text:span><text:span text:style-name="T36">a </text:span><text:span text:style-name="T38">tornarà un codi d’èxit. </text:span></text:p>
                <text:p text:style-name="P58">Finalment, després de l’apartat de Swagger, tenim el router.post o .get amb "/ruta" i la crida a la funció que farà servir l’api. <text:line-break/>Fer-ho d’aquesta manera fa que el codi sigui molt més net i es separin les funcionalitats del que es veurà a la web respecte el codi que s’executarà quan es faci la crida</text:p>
              </text:list-header>
            </text:list>
            <text:p text:style-name="P59"><text:soft-page-break/></text:p>
            <text:p text:style-name="P59">2.</text:p>
            <text:list xml:id="list164534126294804" text:continue-list="list3451471981" text:style-name="L7">
              <text:list-header>
                <text:p text:style-name="P60">És documenten indicant el mètode http, la ruta cap a l’endpoint, els paràmetres, el cos de la sol·licitud i les respostes.<text:line-break/>És molt important documentar els paràmetres d’entrada i sortida perquè d’aquesta manera l’usuari o qualsevol que vulgui fer servir l’api sabrà quins paràmetres haurà de proporcionar en funció de la api que cridi i quins valors de resposta pot esperar.</text:p>
              </text:list-header>
            </text:list>
            <text:p text:style-name="P61">3.</text:p>
            <text:list text:style-name="L11">
              <text:list-header>
                <text:p text:style-name="P62">A la interfície de Swagger podem cercar l’endpoint que vulguem fer servir, una vegada trobat, premem el botó que digui "Try it out", que trobarem a la dreta i s’obrirà una espècie de codi que podrem fer servir com a entorn de proves per a que qualsevol amb accès pugui interactuar amb la api. A més, com a programadors ens facilitarà la capacitat de fer tests d’una manera molt més àgil.</text:p>
              </text:list-header>
            </text:list>
            <text:h text:style-name="P55" text:outline-level="5">Base de Dades i Models</text:h>
            <text:p text:style-name="P63"/>
            <text:p text:style-name="P64"><text:span text:style-name="T39">1</text:span>.</text:p>
            <text:list text:style-name="L12">
              <text:list-header>
                <text:p text:style-name="P65"><text:span text:style-name="T40">Primer es generen ambdues taules i després a l’arxiu Prompt.js s’estableix la relació com a </text:span><text:span text:style-name="T41">Prompt.belongsTo</text:span><text:span text:style-name="T40">, es a dir, que pertany a, i, entre parèntesis, s’indica la taula sequelize a la que es farà referència. <text:line-break/>Per últim, indiquem </text:span><text:span text:style-name="T41">Conversation.hasMany</text:span><text:span text:style-name="T40">, es a dir, que té molts, i igual que abans. </text:span></text:p>
                <text:p text:style-name="P66">Com podem veure la relació presenta que serà de 1 a molts, ja que, un prompt només pertany a una conversació i una conversació te molts promts.</text:p>
              </text:list-header>
            </text:list>
            <text:p text:style-name="P67"/>
            <text:p text:style-name="P68">2.</text:p>
            <text:list text:style-name="L13">
              <text:list-header>
                <text:p text:style-name="P69"/>
              </text:list-header>
            </text:list>
            <text:list text:continue-list="list164534126294804" text:style-name="L7">
              <text:list-header>
                <text:p text:style-name="P70">La sincronització es realitza a l’arxiu de server.js amb sequalize.sync({force: false}); amb aquesta opció el que evita es que quan s’executi en producció no es pugui perdre o modificar dades sensibles de manera no intencionada.</text:p>
              </text:list-header>
            </text:list>
            <text:p text:style-name="P71"/>
            <text:p text:style-name="P71">3.</text:p>
            <text:list text:continue-numbering="true" text:style-name="L7">
              <text:list-header>
                <text:p text:style-name="P72">Fer servir un ORM permet tenir una capa de seguretat adicional que evitarà que un usuari pugui fer, per exemple, un atac per injecció sql, on un usuari, com pot executar qualsevol comanda, pot otorgar-se permisos des de un login qualsevol i manipular i/<text:span text:style-name="T42">o</text:span> consultar dades sensibles del servidor.</text:p>
              </text:list-header>
            </text:list>
            <text:p text:style-name="P73"/>
            <text:p text:style-name="P74"/>
            <text:h text:style-name="P75" text:outline-level="5">Logging i Monitorització</text:h>
            <text:p text:style-name="P76"><text:span text:style-name="T43">1.</text:span></text:p>
            <text:list text:style-name="L14">
              <text:list-header>
                <text:p text:style-name="P77">En primer lloc s'indica que es combinaran formats pels logs, primer la data amb el temps actual, diem que s'imprimeixen els stacks trace. Una vegada fet això es personalitza el missatge que sortirà: primer defineix com sortirà la cada linea, i ho farà amb l'estructura "data level: message". Desprès si hi hages metadata s'afegeix en format de json i, per últim, si hi ha un error trace doncs l'imprimeix.</text:p>
                <text:p text:style-name="P77">Una vegada fet això es crea un <text:span text:style-name="T44">registre de logs amb el formta ja esmentat on els diferents nivells seran "Info" que servirà per registrar informació generica, "error" que indicarà quan hi ha hagut algun problema, "debug" que servirà per quan estiguem fent debugs i "warn" que indicarà quan hi ha un problema menys rellevant que no impedeix el funcionament del servidor.</text:span></text:p>
              </text:list-header>
            </text:list>
            <text:p text:style-name="P78"/>
            <text:p text:style-name="P79"/>
            <text:p text:style-name="P79"/>
            <text:p text:style-name="P80"><text:soft-page-break/><text:span text:style-name="T43">2.</text:span></text:p>
            <text:list text:style-name="L15">
              <text:list-header>
                <text:p text:style-name="P81">Es important tenir diferents transports perquè d'aquesta manera no es perd cap informació al respecta si per exemple tanquem la terminal, d'aquesta manera per molt que la tanquem o hagi sigut un problema que faci apagar l'equip continuarem tenint un historial dels registres que s'han dut a terme durant l'execució.</text:p>
                <text:p text:style-name="P81">Es genera de la següent manera: en primer lloc es diu la ruta on anirà l'arxiu, pot agafar-se des del mateix .env, <text:span text:style-name="T45">si no existeix el crea, després s'introdueix el nom de l'arxiu amb "date" com a variable que després s'introduirà la data actual, després s'indicarà la capacitat màxima de un log i la capacitat màxima d'arxius de log, per últim s'indicarà el format, que serà el que ja varem crear.</text:span></text:p>
              </text:list-header>
            </text:list>
            <text:p text:style-name="P82"/>
            <text:p text:style-name="P80"><text:span text:style-name="T43">3.</text:span></text:p>
            <text:list text:continue-numbering="true" text:style-name="L15">
              <text:list-header>
                <text:p text:style-name="P83"><text:span text:style-name="T45">Ajuda indicant el moment exacte en el que es produeix un registre, sig</text:span><text:span text:style-name="T46">u</text:span><text:span text:style-name="T45">i bo o dolent, indicant també que s'ha produït en aquell moment. Com s'introdueix el error trace es pot veure l'error sencer sense que es perdi cap informació sobre el que ha succeït. A més de tot això pot afegir metadata addicional si escau.</text:span></text:p>
              </text:list-header>
            </text:list>
          </table:table-cell>
        </table:table-row>
      </table:table>
      <text:p text:style-name="P2"><text:span text:style-name="T2"/></text:p>
      <text:p text:style-name="P84">Exercici 2 (2.5 punts)</text:p>
      <text:p text:style-name="P2"><text:span text:style-name="T3">Dins de </text:span><text:span text:style-name="T6">practica-codi</text:span><text:span text:style-name="T3"> trobaràs </text:span><text:span text:style-name="T47">src</text:span><text:span text:style-name="T6">/exercici2.js</text:span></text:p>
      <text:p text:style-name="P2"><text:span text:style-name="T2"/></text:p>
      <text:p text:style-name="P85">Modifica el codi per tal que, pels dos primers jocs i les 2 primeres reviews de cada jocs crei una estadística que indiqui el nombre de reviews positives, negatives o neutres.</text:p>
      <text:p text:style-name="P86"/>
      <text:p text:style-name="P85">Modifica el prompt si cal.</text:p>
      <text:p text:style-name="P87"><text:span text:style-name="T2"/></text:p>
      <text:p text:style-name="P2"><text:span text:style-name="T3">Guarda la sortida en el directori data amb el nom </text:span><text:span text:style-name="T6">exercici2_resposta.json</text:span></text:p>
      <text:p text:style-name="P2"><text:span text:style-name="T2"/></text:p>
      <text:p text:style-name="P85">Exemple de sortida</text:p>
      <text:p text:style-name="P2"><text:span text:style-name="T2"/></text:p>
      <table:table table:name="Tabla4" table:style-name="Tabla4">
        <table:table-column table:style-name="Tabla4.A"/>
        <table:table-row>
          <table:table-cell table:style-name="Tabla4.A1" office:value-type="string">
            <text:p text:style-name="P88">{</text:p>
            <text:p text:style-name="P2"><text:span text:style-name="T48"><text:s text:c="2"/></text:span><text:span text:style-name="T49">"timestamp"</text:span><text:span text:style-name="T50">:</text:span><text:span text:style-name="T51">"2025-01-09T12:30:45.678Z"</text:span><text:span text:style-name="T48">,</text:span></text:p>
            <text:p text:style-name="P2"><text:span text:style-name="T48"><text:s text:c="2"/></text:span><text:span text:style-name="T49">"games"</text:span><text:span text:style-name="T50">:</text:span><text:span text:style-name="T48">[</text:span></text:p>
            <text:p text:style-name="P88"><text:s text:c="4"/>{</text:p>
            <text:p text:style-name="P2"><text:span text:style-name="T48"><text:s text:c="6"/></text:span><text:span text:style-name="T49">"appid"</text:span><text:span text:style-name="T50">:</text:span><text:span text:style-name="T51">"730"</text:span><text:span text:style-name="T48">,</text:span></text:p>
            <text:p text:style-name="P2"><text:span text:style-name="T48"><text:s text:c="6"/></text:span><text:span text:style-name="T49">"name"</text:span><text:span text:style-name="T50">:</text:span><text:span text:style-name="T51">"Counter-Strike 2"</text:span><text:span text:style-name="T48">,</text:span></text:p>
            <text:p text:style-name="P2"><text:span text:style-name="T48"><text:s text:c="6"/></text:span><text:span text:style-name="T49">"statistics"</text:span><text:span text:style-name="T50">:</text:span><text:span text:style-name="T48">{</text:span></text:p>
            <text:p text:style-name="P2"><text:span text:style-name="T48"><text:s text:c="8"/></text:span><text:span text:style-name="T49">"positive"</text:span><text:span text:style-name="T50">:</text:span><text:span text:style-name="T52">1</text:span><text:span text:style-name="T48">,</text:span></text:p>
            <text:p text:style-name="P2"><text:span text:style-name="T48"><text:s text:c="8"/></text:span><text:span text:style-name="T49">"negative"</text:span><text:span text:style-name="T50">:</text:span><text:span text:style-name="T52">0</text:span><text:span text:style-name="T48">,</text:span></text:p>
            <text:p text:style-name="P2"><text:span text:style-name="T48"><text:s text:c="8"/></text:span><text:span text:style-name="T49">"neutral"</text:span><text:span text:style-name="T50">:</text:span><text:span text:style-name="T52">1</text:span><text:span text:style-name="T48">,</text:span></text:p>
            <text:p text:style-name="P2"><text:span text:style-name="T48"><text:s text:c="8"/></text:span><text:span text:style-name="T49">"error"</text:span><text:span text:style-name="T50">:</text:span><text:span text:style-name="T52">0</text:span></text:p>
            <text:p text:style-name="P88"><text:s text:c="6"/>}</text:p>
            <text:p text:style-name="P88"><text:s text:c="4"/>},</text:p>
            <text:p text:style-name="P88"><text:s text:c="4"/>{</text:p>
            <text:p text:style-name="P2"><text:span text:style-name="T48"><text:s text:c="6"/></text:span><text:span text:style-name="T49">"appid"</text:span><text:span text:style-name="T50">:</text:span><text:span text:style-name="T51">"570"</text:span><text:span text:style-name="T48">,</text:span></text:p>
            <text:p text:style-name="P2"><text:span text:style-name="T48"><text:s text:c="6"/></text:span><text:span text:style-name="T49">"name"</text:span><text:span text:style-name="T50">:</text:span><text:span text:style-name="T51">"Dota 2"</text:span><text:span text:style-name="T48">,</text:span></text:p>
            <text:p text:style-name="P2"><text:span text:style-name="T48"><text:s text:c="6"/></text:span><text:span text:style-name="T49">"statistics"</text:span><text:span text:style-name="T50">:</text:span><text:span text:style-name="T48">{</text:span></text:p>
            <text:p text:style-name="P2"><text:span text:style-name="T48"><text:s text:c="8"/></text:span><text:span text:style-name="T49">"positive"</text:span><text:span text:style-name="T50">:</text:span><text:span text:style-name="T52">1</text:span><text:span text:style-name="T48">,</text:span></text:p>
            <text:p text:style-name="P2"><text:soft-page-break/><text:span text:style-name="T48"><text:s text:c="8"/></text:span><text:span text:style-name="T49">"negative"</text:span><text:span text:style-name="T50">:</text:span><text:span text:style-name="T52">1</text:span><text:span text:style-name="T48">,</text:span></text:p>
            <text:p text:style-name="P2"><text:span text:style-name="T48"><text:s text:c="8"/></text:span><text:span text:style-name="T49">"neutral"</text:span><text:span text:style-name="T50">:</text:span><text:span text:style-name="T52">0</text:span><text:span text:style-name="T48">,</text:span></text:p>
            <text:p text:style-name="P2"><text:span text:style-name="T48"><text:s text:c="8"/></text:span><text:span text:style-name="T49">"error"</text:span><text:span text:style-name="T50">:</text:span><text:span text:style-name="T52">0</text:span></text:p>
            <text:p text:style-name="P88"><text:s text:c="6"/>}</text:p>
            <text:p text:style-name="P88"><text:s text:c="4"/>}</text:p>
            <text:p text:style-name="P88"><text:s text:c="2"/>]</text:p>
            <text:p text:style-name="P2"><text:span text:style-name="T48">}</text:span><text:span text:style-name="T2"/></text:p>
          </table:table-cell>
        </table:table-row>
      </table:table>
      <text:p text:style-name="P2"><text:span text:style-name="T2"/></text:p>
      <text:p text:style-name="P16">Exercici 3 (2.5 punts)</text:p>
      <text:p text:style-name="P2"><text:span text:style-name="T3">Dins de </text:span><text:span text:style-name="T6">practica-codi</text:span><text:span text:style-name="T3"> trobaràs </text:span><text:span text:style-name="T6">src/exercici3.js</text:span></text:p>
      <text:p text:style-name="P2"><text:span text:style-name="T2"/></text:p>
      <text:p text:style-name="P85">Modifica el codi per tal que retorni un anàlisi detallat sobre l’animal.</text:p>
      <text:p text:style-name="P85">Modifica el prompt si cal.</text:p>
      <text:p text:style-name="P2"><text:span text:style-name="T2"/></text:p>
      <text:p text:style-name="P85">La informació que volem obtenir és:</text:p>
      <text:list text:style-name="L16">
        <text:list-item>
          <text:p text:style-name="P89">Nom de l’animal.</text:p>
        </text:list-item>
        <text:list-item>
          <text:p text:style-name="P89">Classificació taxonòmica (mamífer, au, rèptil, etc.)</text:p>
        </text:list-item>
        <text:list-item>
          <text:p text:style-name="P89">Hàbitat natural</text:p>
        </text:list-item>
        <text:list-item>
          <text:p text:style-name="P89">Dieta</text:p>
        </text:list-item>
        <text:list-item>
          <text:p text:style-name="P89">Característiques físiques (mida, color, trets distintius)</text:p>
        </text:list-item>
        <text:list-item>
          <text:p text:style-name="P89">Estat de conservació</text:p>
        </text:list-item>
      </text:list>
      <text:p text:style-name="P2"><text:span text:style-name="T2"/></text:p>
      <text:p text:style-name="P2"><text:span text:style-name="T3">Guarda la sortida en el directori </text:span><text:span text:style-name="T6">data </text:span><text:span text:style-name="T3">amb el nom </text:span><text:span text:style-name="T6">exercici3_resposta.json</text:span></text:p>
      <text:p text:style-name="P2"><text:span text:style-name="T2"/></text:p>
      <table:table table:name="Tabla5" table:style-name="Tabla5">
        <table:table-column table:style-name="Tabla5.A"/>
        <table:table-row>
          <table:table-cell table:style-name="Tabla5.A1" office:value-type="string">
            <text:p text:style-name="P90">{</text:p>
            <text:p text:style-name="P3"><text:span text:style-name="T53"><text:s text:c="4"/></text:span><text:span text:style-name="T54">"analisis"</text:span><text:span text:style-name="T55">:</text:span><text:span text:style-name="T53">[</text:span></text:p>
            <text:p text:style-name="P90"><text:s text:c="8"/>{</text:p>
            <text:p text:style-name="P3"><text:span text:style-name="T53"><text:s text:c="12"/></text:span><text:span text:style-name="T54">"imatge"</text:span><text:span text:style-name="T55">:</text:span><text:span text:style-name="T53">{</text:span></text:p>
            <text:p text:style-name="P3"><text:span text:style-name="T53"><text:s text:c="16"/></text:span><text:span text:style-name="T54">"nom_fitxer"</text:span><text:span text:style-name="T55">:</text:span><text:span text:style-name="T56">"nom_del_fitxer.jpg"</text:span><text:span text:style-name="T53">,</text:span></text:p>
            <text:p text:style-name="P90"><text:s text:c="12"/>},</text:p>
            <text:p text:style-name="P3"><text:span text:style-name="T53"><text:s text:c="12"/></text:span><text:span text:style-name="T54">"analisi"</text:span><text:span text:style-name="T55">:</text:span><text:span text:style-name="T53">{</text:span></text:p>
            <text:p text:style-name="P3"><text:span text:style-name="T53"><text:s text:c="16"/></text:span><text:span text:style-name="T54">"nom_comu"</text:span><text:span text:style-name="T55">:</text:span><text:span text:style-name="T56">"nom comú de l'animal"</text:span><text:span text:style-name="T53">,</text:span></text:p>
            <text:p text:style-name="P3"><text:span text:style-name="T53"><text:s text:c="16"/></text:span><text:span text:style-name="T54">"nom_cientific"</text:span><text:span text:style-name="T55">:</text:span><text:span text:style-name="T56">"nom científic si és conegut"</text:span><text:span text:style-name="T53">,</text:span></text:p>
            <text:p text:style-name="P3"><text:span text:style-name="T53"><text:s text:c="16"/></text:span><text:span text:style-name="T54">"taxonomia"</text:span><text:span text:style-name="T55">:</text:span><text:span text:style-name="T53">{</text:span></text:p>
            <text:p text:style-name="P3"><text:span text:style-name="T53"><text:s text:c="20"/></text:span><text:span text:style-name="T54">"classe"</text:span><text:span text:style-name="T55">:</text:span><text:span text:style-name="T56">"mamífer/au/rèptil/amfibi/peix"</text:span><text:span text:style-name="T53">,</text:span></text:p>
            <text:p text:style-name="P3"><text:span text:style-name="T53"><text:s text:c="20"/></text:span><text:span text:style-name="T54">"ordre"</text:span><text:span text:style-name="T55">:</text:span><text:span text:style-name="T56">"ordre taxonòmic"</text:span><text:span text:style-name="T53">,</text:span></text:p>
            <text:p text:style-name="P3"><text:span text:style-name="T53"><text:s text:c="20"/></text:span><text:span text:style-name="T54">"familia"</text:span><text:span text:style-name="T55">:</text:span><text:span text:style-name="T56">"família taxonòmica"</text:span></text:p>
            <text:p text:style-name="P90"><text:s text:c="16"/>},</text:p>
            <text:p text:style-name="P3"><text:span text:style-name="T53"><text:s text:c="16"/></text:span><text:span text:style-name="T54">"habitat"</text:span><text:span text:style-name="T55">:</text:span><text:span text:style-name="T53">{</text:span></text:p>
            <text:p text:style-name="P3"><text:span text:style-name="T53"><text:s text:c="20"/></text:span><text:span text:style-name="T54">"tipus"</text:span><text:span text:style-name="T55">:</text:span><text:span text:style-name="T53">[</text:span><text:span text:style-name="T56">"tipus d'hàbitats"</text:span><text:span text:style-name="T53">],</text:span></text:p>
            <text:p text:style-name="P3"><text:span text:style-name="T53"><text:s text:c="20"/></text:span><text:span text:style-name="T54">"regioGeografica"</text:span><text:span text:style-name="T55">:</text:span><text:span text:style-name="T53">[</text:span><text:span text:style-name="T56">"regions on viu"</text:span><text:span text:style-name="T53">],</text:span></text:p>
            <text:p text:style-name="P3"><text:span text:style-name="T53"><text:s text:c="20"/></text:span><text:span text:style-name="T54">"clima"</text:span><text:span text:style-name="T55">:</text:span><text:span text:style-name="T53">[</text:span><text:span text:style-name="T56">"tipus de climes"</text:span><text:span text:style-name="T53">]</text:span></text:p>
            <text:p text:style-name="P90"><text:s text:c="16"/>},</text:p>
            <text:p text:style-name="P3"><text:span text:style-name="T53"><text:s text:c="16"/></text:span><text:span text:style-name="T54">"dieta"</text:span><text:span text:style-name="T55">:</text:span><text:span text:style-name="T53">{</text:span></text:p>
            <text:p text:style-name="P3"><text:span text:style-name="T53"><text:s text:c="20"/></text:span><text:span text:style-name="T54">"tipus"</text:span><text:span text:style-name="T55">:</text:span><text:span text:style-name="T56">"carnívor/herbívor/omnívor"</text:span><text:span text:style-name="T53">,</text:span></text:p>
            <text:p text:style-name="P3"><text:span text:style-name="T53"><text:s text:c="20"/></text:span><text:span text:style-name="T54">"aliments_principals"</text:span><text:span text:style-name="T55">:</text:span><text:span text:style-name="T53">[</text:span><text:span text:style-name="T56">"llista d'aliments"</text:span><text:span text:style-name="T53">]</text:span></text:p>
            <text:p text:style-name="P90"><text:s text:c="16"/>},</text:p>
            <text:p text:style-name="P3"><text:span text:style-name="T53"><text:s text:c="16"/></text:span><text:span text:style-name="T54">"caracteristiques_fisiques"</text:span><text:span text:style-name="T55">:</text:span><text:span text:style-name="T53">{</text:span></text:p>
            <text:p text:style-name="P3"><text:span text:style-name="T53"><text:s text:c="20"/></text:span><text:span text:style-name="T54">"mida"</text:span><text:span text:style-name="T55">:</text:span><text:span text:style-name="T53">{</text:span></text:p>
            <text:p text:style-name="P3"><text:span text:style-name="T53"><text:s text:c="24"/></text:span><text:span text:style-name="T54">"altura_mitjana_cm"</text:span><text:span text:style-name="T55">:</text:span><text:span text:style-name="T56">"altura mitjana"</text:span><text:span text:style-name="T53">,</text:span></text:p>
            <text:p text:style-name="P3"><text:span text:style-name="T53"><text:s text:c="24"/></text:span><text:span text:style-name="T54">"pes_mitja_kg"</text:span><text:span text:style-name="T55">:</text:span><text:span text:style-name="T56">"pes mitjà"</text:span></text:p>
            <text:p text:style-name="P90"><text:s text:c="20"/>},</text:p>
            <text:p text:style-name="P3"><text:span text:style-name="T53"><text:s text:c="20"/></text:span><text:span text:style-name="T54">"colors_predominants"</text:span><text:span text:style-name="T55">:</text:span><text:span text:style-name="T53">[</text:span><text:span text:style-name="T56">"colors"</text:span><text:span text:style-name="T53">],</text:span></text:p>
            <text:p text:style-name="P3"><text:span text:style-name="T53"><text:s text:c="20"/></text:span><text:span text:style-name="T54">"trets_distintius"</text:span><text:span text:style-name="T55">:</text:span><text:span text:style-name="T53">[</text:span><text:span text:style-name="T56">"característiques"</text:span><text:span text:style-name="T53">]</text:span></text:p>
            <text:p text:style-name="P90"><text:s text:c="16"/>},</text:p>
            <text:p text:style-name="P3"><text:span text:style-name="T53"><text:s text:c="16"/></text:span><text:span text:style-name="T54">"estat_conservacio"</text:span><text:span text:style-name="T55">:</text:span><text:span text:style-name="T53">{</text:span></text:p>
            <text:p text:style-name="P3"><text:span text:style-name="T53"><text:s text:c="20"/></text:span><text:span text:style-name="T54">"classificacio_IUCN"</text:span><text:span text:style-name="T55">:</text:span><text:span text:style-name="T56">"estat"</text:span><text:span text:style-name="T53">,</text:span></text:p>
            <text:p text:style-name="P3"><text:span text:style-name="T53"><text:s text:c="20"/></text:span><text:span text:style-name="T54">"amenaces_principals"</text:span><text:span text:style-name="T55">:</text:span><text:span text:style-name="T53">[</text:span><text:span text:style-name="T56">"amenaces"</text:span><text:span text:style-name="T53">]</text:span></text:p>
            <text:p text:style-name="P90"><text:s text:c="16"/>}</text:p>
            <text:p text:style-name="P90"><text:s text:c="12"/>}</text:p>
            <text:p text:style-name="P90"><text:s text:c="8"/>}</text:p>
            <text:p text:style-name="P90"><text:s text:c="4"/>]</text:p>
            <text:p text:style-name="P3"><text:span text:style-name="T53">}</text:span><text:span text:style-name="T2"/></text:p>
          </table:table-cell>
        </table:table-row>
      </table:table>
      <text:p text:style-name="P2"><text:soft-page-break/><text:span text:style-name="T2"/></text:p>
      <text:p text:style-name="P16">Exercici 4 (2.5 punts)</text:p>
      <text:p text:style-name="P85">Implementa un nou endpoint a xat-api per realitzar anàlisi de sentiment</text:p>
      <text:p text:style-name="P2"><text:span text:style-name="T2"/></text:p>
      <text:p text:style-name="P85">Haurà de complir els següents requisits</text:p>
      <text:list text:style-name="L17">
        <text:list-item>
          <text:p text:style-name="P91">Estar disponible a l’endpoint POST /api/chat/sentiment-analysis</text:p>
        </text:list-item>
        <text:list-item>
          <text:p text:style-name="P91">Disposar de documentació swagger</text:p>
        </text:list-item>
        <text:list-item>
          <text:p text:style-name="P91">Emmagatzemar informació a la base de dades</text:p>
        </text:list-item>
        <text:list-item>
          <text:p text:style-name="P91">Usar el logger a fitxer</text:p>
        </text:list-item>
      </text:list>
      <text:p text:style-name="P2"><text:span text:style-name="T2"/></text:p>
      <text:p text:style-name="P85">Abans d’implementar la tasca, explica en el requadre com pla plantejaràs i fes una proposta de json d’entrada, de sortida i de com emmagatzemaràs la informació a la base de dades.</text:p>
      <text:p text:style-name="P2"><text:span text:style-name="T2"/></text:p>
      <table:table table:name="Tabla6" table:style-name="Tabla6">
        <table:table-column table:style-name="Tabla6.A"/>
        <table:table-row>
          <table:table-cell table:style-name="Tabla6.A1" office:value-type="string">
            <text:p text:style-name="P3"><text:span text:style-name="T2"/></text:p>
          </table:table-cell>
        </table:table-row>
      </table:table>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ce style:name="Arial1" svg:font-family="Arial" style:font-family-generic="system" style:font-pitch="variable"/>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Roboto Mono" svg:font-family="'Roboto Mono'"/>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text-align="start" style:text-autospace="ideograph-alpha" style:line-break="strict" loext:tab-stop-distance="0cm" style:writing-mode="lr-tb" style:font-independent-line-spacing="false">
        <style:tab-stops/>
      </style:paragraph-properties>
      <style:text-properties fo:color="#000000" loext:opacity="100%" style:font-name="Calibri1" fo:font-size="11pt" fo:language="ca"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1" fo:font-size="11pt" fo:language="ca"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635cm" fo:line-height="100%" fo:text-align="start" style:justify-single-word="false" fo:text-indent="0.635cm" style:auto-text-indent="false"/>
      <style:text-properties style:use-window-font-color="true" loext:opacity="0%" style:font-name="Calibri" fo:font-family="Calibri" fo:font-size="11pt" fo:language="ca" fo:country="ES" fo:font-weight="normal" fo:background-color="transparent" style:font-name-asian="Calibri" style:font-family-asian="Calibri" style:font-name-complex="Calibri" style:font-family-complex="Calibri"/>
    </style:style>
    <style:style style:name="Table_20_Contents" style:display-name="Table Contents" style:family="paragraph" style:parent-style-name="Standard" style:class="extra">
      <style:paragraph-properties fo:orphans="0" fo:widows="0" text:number-lines="false" text:line-number="0"/>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3-27T16:45:33.501153500</dc:date>
    <meta:editing-duration>PT17H57M24S</meta:editing-duration>
    <meta:editing-cycles>9</meta:editing-cycles>
    <meta:generator>LibreOffice/25.2.0.3$Windows_X86_64 LibreOffice_project/e1cf4a87eb02d755bce1a01209907ea5ddc8f069</meta:generator>
    <meta:document-statistic meta:table-count="6" meta:image-count="0" meta:object-count="0" meta:page-count="8" meta:paragraph-count="195" meta:word-count="2498" meta:character-count="16378" meta:non-whitespace-character-count="13373"/>
  </office:meta>
</office:document-meta>
</file>